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01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3406in" svg:y="0.1236in">
            <draw:object draw:notify-on-update-of-ranges="Sheet1.B1:Sheet1.B1 Sheet1.B2:Sheet1.B7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>
            <text:p>#Time (us) </text:p>
          </table:table-cell>
          <table:table-cell office:value-type="string">
            <text:p><text:s/>Current (mA) </text:p>
          </table:table-cell>
          <table:table-cell office:value-type="string">
            <text:p><text:s/>Voltage (V) </text:p>
          </table:table-cell>
          <table:table-cell office:value-type="string">
            <text:p><text:s/>PC </text:p>
          </table:table-cell>
          <table:table-cell office:value-type="string">
            <text:p><text:s/>IRQ 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07352">
            <text:p>0.207352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17042">
            <text:p>0.217042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223359">
            <text:p>0.223359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20826">
            <text:p>0.2082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21468">
            <text:p>0.21468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223858">
            <text:p>0.22385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21489">
            <text:p>0.21489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219166">
            <text:p>0.21916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208806">
            <text:p>0.208806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197392">
            <text:p>0.19739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0.218644">
            <text:p>0.218644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0.208085">
            <text:p>0.208085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0.211976">
            <text:p>0.211976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0.214013">
            <text:p>0.21401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215897">
            <text:p>0.21589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0.207257">
            <text:p>0.20725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3.05654">
            <text:p>3.0565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3.26594">
            <text:p>3.2659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3.35725">
            <text:p>3.35725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.17098">
            <text:p>3.17098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2.98714">
            <text:p>2.98714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2.75583">
            <text:p>2.75583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3.03584">
            <text:p>3.0358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verage playing</text:p>
          </table:table-cell>
          <table:table-cell table:formula="of:=AVERAGE([.B18:.B612])" office:value-type="float" office:value="2.98832816806723">
            <text:p>2.9883281681</text:p>
          </table:table-cell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2.88609">
            <text:p>2.8860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verage idle</text:p>
          </table:table-cell>
          <table:table-cell table:formula="of:=AVERAGE([.B613:.B779])" office:value-type="float" office:value="0.212754790419162">
            <text:p>0.2127547904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2.81792">
            <text:p>2.81792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3.34873">
            <text:p>3.3487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3.02001">
            <text:p>3.02001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3.31586">
            <text:p>3.3158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3.03828">
            <text:p>3.03828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.19655">
            <text:p>3.19655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2.84105">
            <text:p>2.84105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3.1308">
            <text:p>3.1308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2.98471">
            <text:p>2.98471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2.92262">
            <text:p>2.9226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2.75096">
            <text:p>2.7509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2.98958">
            <text:p>2.98958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3.03219">
            <text:p>3.03219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3.00175">
            <text:p>3.00175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2.96766">
            <text:p>2.96766</text:p>
          </table:table-cell>
          <table:table-cell office:value-type="float" office:value="3.30063">
            <text:p>3.3006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2.98958">
            <text:p>2.98958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3.25377">
            <text:p>3.25377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2.93358">
            <text:p>2.9335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2.90557">
            <text:p>2.90557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2.93845">
            <text:p>2.9384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2.768">
            <text:p>2.76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2.96279">
            <text:p>2.96279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2.94332">
            <text:p>2.94332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2.96036">
            <text:p>2.96036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2.9908">
            <text:p>2.9908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.99688">
            <text:p>2.9968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3.12837">
            <text:p>3.12837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2.95184">
            <text:p>2.9518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000">
            <text:p>53000</text:p>
          </table:table-cell>
          <table:table-cell office:value-type="float" office:value="3.08332">
            <text:p>3.0833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2.77044">
            <text:p>2.7704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2.79235">
            <text:p>2.7923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2.96279">
            <text:p>2.96279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3.28786">
            <text:p>3.28786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2.89096">
            <text:p>2.89096</text:p>
          </table:table-cell>
          <table:table-cell office:value-type="float" office:value="3.30055">
            <text:p>3.3005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000">
            <text:p>59000</text:p>
          </table:table-cell>
          <table:table-cell office:value-type="float" office:value="2.92262">
            <text:p>2.9226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2.93601">
            <text:p>2.9360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3.00175">
            <text:p>3.0017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000">
            <text:p>62000</text:p>
          </table:table-cell>
          <table:table-cell office:value-type="float" office:value="3.28542">
            <text:p>3.28542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2.91288">
            <text:p>2.9128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2.74243">
            <text:p>2.74243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3.26107">
            <text:p>3.26107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2.97375">
            <text:p>2.97375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000">
            <text:p>67000</text:p>
          </table:table-cell>
          <table:table-cell office:value-type="float" office:value="3.15028">
            <text:p>3.15028</text:p>
          </table:table-cell>
          <table:table-cell office:value-type="float" office:value="3.30116">
            <text:p>3.3011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2.95549">
            <text:p>2.95549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3.04923">
            <text:p>3.04923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.96523">
            <text:p>2.96523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000">
            <text:p>71000</text:p>
          </table:table-cell>
          <table:table-cell office:value-type="float" office:value="2.9908">
            <text:p>2.990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3.05532">
            <text:p>3.05532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000">
            <text:p>73000</text:p>
          </table:table-cell>
          <table:table-cell office:value-type="float" office:value="2.96523">
            <text:p>2.9652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000">
            <text:p>74000</text:p>
          </table:table-cell>
          <table:table-cell office:value-type="float" office:value="3.23794">
            <text:p>3.23794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3.00175">
            <text:p>3.0017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000">
            <text:p>76000</text:p>
          </table:table-cell>
          <table:table-cell office:value-type="float" office:value="3.01758">
            <text:p>3.01758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000">
            <text:p>77000</text:p>
          </table:table-cell>
          <table:table-cell office:value-type="float" office:value="3.08089">
            <text:p>3.08089</text:p>
          </table:table-cell>
          <table:table-cell office:value-type="float" office:value="3.30048">
            <text:p>3.300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2.98227">
            <text:p>2.98227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2.97375">
            <text:p>2.97375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3.00662">
            <text:p>3.0066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3.00662">
            <text:p>3.0066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2000">
            <text:p>82000</text:p>
          </table:table-cell>
          <table:table-cell office:value-type="float" office:value="2.83131">
            <text:p>2.8313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3000">
            <text:p>83000</text:p>
          </table:table-cell>
          <table:table-cell office:value-type="float" office:value="2.75339">
            <text:p>2.7533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3.02488">
            <text:p>3.0248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2.93358">
            <text:p>2.9335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6000">
            <text:p>86000</text:p>
          </table:table-cell>
          <table:table-cell office:value-type="float" office:value="3.24281">
            <text:p>3.24281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7000">
            <text:p>87000</text:p>
          </table:table-cell>
          <table:table-cell office:value-type="float" office:value="2.97497">
            <text:p>2.97497</text:p>
          </table:table-cell>
          <table:table-cell office:value-type="float" office:value="3.30063">
            <text:p>3.3006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8000">
            <text:p>88000</text:p>
          </table:table-cell>
          <table:table-cell office:value-type="float" office:value="2.91653">
            <text:p>2.91653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9000">
            <text:p>89000</text:p>
          </table:table-cell>
          <table:table-cell office:value-type="float" office:value="2.80209">
            <text:p>2.80209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3.00175">
            <text:p>3.00175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1000">
            <text:p>91000</text:p>
          </table:table-cell>
          <table:table-cell office:value-type="float" office:value="3.08576">
            <text:p>3.0857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2000">
            <text:p>92000</text:p>
          </table:table-cell>
          <table:table-cell office:value-type="float" office:value="2.93601">
            <text:p>2.9360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3000">
            <text:p>93000</text:p>
          </table:table-cell>
          <table:table-cell office:value-type="float" office:value="2.73391">
            <text:p>2.73391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4000">
            <text:p>94000</text:p>
          </table:table-cell>
          <table:table-cell office:value-type="float" office:value="2.78748">
            <text:p>2.78748</text:p>
          </table:table-cell>
          <table:table-cell office:value-type="float" office:value="3.29803">
            <text:p>3.298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2.96036">
            <text:p>2.9603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6000">
            <text:p>96000</text:p>
          </table:table-cell>
          <table:table-cell office:value-type="float" office:value="2.96523">
            <text:p>2.96523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7000">
            <text:p>97000</text:p>
          </table:table-cell>
          <table:table-cell office:value-type="float" office:value="2.9421">
            <text:p>2.9421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8000">
            <text:p>98000</text:p>
          </table:table-cell>
          <table:table-cell office:value-type="float" office:value="2.95062">
            <text:p>2.9506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9000">
            <text:p>99000</text:p>
          </table:table-cell>
          <table:table-cell office:value-type="float" office:value="2.98349">
            <text:p>2.9834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3.0541">
            <text:p>3.0541</text:p>
          </table:table-cell>
          <table:table-cell office:value-type="float" office:value="3.30093">
            <text:p>3.3009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1000">
            <text:p>101000</text:p>
          </table:table-cell>
          <table:table-cell office:value-type="float" office:value="2.99323">
            <text:p>2.9932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2000">
            <text:p>102000</text:p>
          </table:table-cell>
          <table:table-cell office:value-type="float" office:value="2.75461">
            <text:p>2.7546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3000">
            <text:p>103000</text:p>
          </table:table-cell>
          <table:table-cell office:value-type="float" office:value="3.02732">
            <text:p>3.0273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4000">
            <text:p>104000</text:p>
          </table:table-cell>
          <table:table-cell office:value-type="float" office:value="3.28299">
            <text:p>3.28299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5000">
            <text:p>105000</text:p>
          </table:table-cell>
          <table:table-cell office:value-type="float" office:value="2.9214">
            <text:p>2.921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6000">
            <text:p>106000</text:p>
          </table:table-cell>
          <table:table-cell office:value-type="float" office:value="2.97132">
            <text:p>2.97132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7000">
            <text:p>107000</text:p>
          </table:table-cell>
          <table:table-cell office:value-type="float" office:value="2.75704">
            <text:p>2.75704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8000">
            <text:p>108000</text:p>
          </table:table-cell>
          <table:table-cell office:value-type="float" office:value="3.00541">
            <text:p>3.0054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9000">
            <text:p>109000</text:p>
          </table:table-cell>
          <table:table-cell office:value-type="float" office:value="3.0261">
            <text:p>3.026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2.78018">
            <text:p>2.78018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1000">
            <text:p>111000</text:p>
          </table:table-cell>
          <table:table-cell office:value-type="float" office:value="2.95671">
            <text:p>2.9567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2000">
            <text:p>112000</text:p>
          </table:table-cell>
          <table:table-cell office:value-type="float" office:value="2.76435">
            <text:p>2.7643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3000">
            <text:p>113000</text:p>
          </table:table-cell>
          <table:table-cell office:value-type="float" office:value="3.00906">
            <text:p>3.0090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4000">
            <text:p>114000</text:p>
          </table:table-cell>
          <table:table-cell office:value-type="float" office:value="2.9908">
            <text:p>2.990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5000">
            <text:p>115000</text:p>
          </table:table-cell>
          <table:table-cell office:value-type="float" office:value="2.91288">
            <text:p>2.9128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6000">
            <text:p>116000</text:p>
          </table:table-cell>
          <table:table-cell office:value-type="float" office:value="2.99201">
            <text:p>2.99201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7000">
            <text:p>117000</text:p>
          </table:table-cell>
          <table:table-cell office:value-type="float" office:value="3.13202">
            <text:p>3.13202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8000">
            <text:p>118000</text:p>
          </table:table-cell>
          <table:table-cell office:value-type="float" office:value="3.02488">
            <text:p>3.0248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9000">
            <text:p>119000</text:p>
          </table:table-cell>
          <table:table-cell office:value-type="float" office:value="3.11132">
            <text:p>3.11132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2.97132">
            <text:p>2.9713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1000">
            <text:p>121000</text:p>
          </table:table-cell>
          <table:table-cell office:value-type="float" office:value="3.14785">
            <text:p>3.1478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2000">
            <text:p>122000</text:p>
          </table:table-cell>
          <table:table-cell office:value-type="float" office:value="3.10889">
            <text:p>3.1088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3000">
            <text:p>123000</text:p>
          </table:table-cell>
          <table:table-cell office:value-type="float" office:value="2.94332">
            <text:p>2.94332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4000">
            <text:p>124000</text:p>
          </table:table-cell>
          <table:table-cell office:value-type="float" office:value="3.03097">
            <text:p>3.03097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2.98227">
            <text:p>2.98227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6000">
            <text:p>126000</text:p>
          </table:table-cell>
          <table:table-cell office:value-type="float" office:value="2.96766">
            <text:p>2.96766</text:p>
          </table:table-cell>
          <table:table-cell office:value-type="float" office:value="3.30078">
            <text:p>3.3007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7000">
            <text:p>127000</text:p>
          </table:table-cell>
          <table:table-cell office:value-type="float" office:value="2.95549">
            <text:p>2.95549</text:p>
          </table:table-cell>
          <table:table-cell office:value-type="float" office:value="3.30048">
            <text:p>3.300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8000">
            <text:p>128000</text:p>
          </table:table-cell>
          <table:table-cell office:value-type="float" office:value="3.00297">
            <text:p>3.0029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9000">
            <text:p>129000</text:p>
          </table:table-cell>
          <table:table-cell office:value-type="float" office:value="3.00297">
            <text:p>3.00297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2.94575">
            <text:p>2.9457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1000">
            <text:p>131000</text:p>
          </table:table-cell>
          <table:table-cell office:value-type="float" office:value="2.74122">
            <text:p>2.74122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2000">
            <text:p>132000</text:p>
          </table:table-cell>
          <table:table-cell office:value-type="float" office:value="2.80574">
            <text:p>2.8057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3000">
            <text:p>133000</text:p>
          </table:table-cell>
          <table:table-cell office:value-type="float" office:value="3.10767">
            <text:p>3.10767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4000">
            <text:p>134000</text:p>
          </table:table-cell>
          <table:table-cell office:value-type="float" office:value="2.95427">
            <text:p>2.9542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2.96401">
            <text:p>2.96401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6000">
            <text:p>136000</text:p>
          </table:table-cell>
          <table:table-cell office:value-type="float" office:value="2.93114">
            <text:p>2.93114</text:p>
          </table:table-cell>
          <table:table-cell office:value-type="float" office:value="3.3007">
            <text:p>3.300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7000">
            <text:p>137000</text:p>
          </table:table-cell>
          <table:table-cell office:value-type="float" office:value="3.30612">
            <text:p>3.30612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8000">
            <text:p>138000</text:p>
          </table:table-cell>
          <table:table-cell office:value-type="float" office:value="2.95427">
            <text:p>2.9542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9000">
            <text:p>139000</text:p>
          </table:table-cell>
          <table:table-cell office:value-type="float" office:value="2.95549">
            <text:p>2.95549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2.9701">
            <text:p>2.970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1000">
            <text:p>141000</text:p>
          </table:table-cell>
          <table:table-cell office:value-type="float" office:value="2.95184">
            <text:p>2.9518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2000">
            <text:p>142000</text:p>
          </table:table-cell>
          <table:table-cell office:value-type="float" office:value="2.95549">
            <text:p>2.9554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3000">
            <text:p>143000</text:p>
          </table:table-cell>
          <table:table-cell office:value-type="float" office:value="3.02854">
            <text:p>3.0285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4000">
            <text:p>144000</text:p>
          </table:table-cell>
          <table:table-cell office:value-type="float" office:value="2.824">
            <text:p>2.82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3.02732">
            <text:p>3.02732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6000">
            <text:p>146000</text:p>
          </table:table-cell>
          <table:table-cell office:value-type="float" office:value="2.87757">
            <text:p>2.87757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7000">
            <text:p>147000</text:p>
          </table:table-cell>
          <table:table-cell office:value-type="float" office:value="2.94575">
            <text:p>2.9457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8000">
            <text:p>148000</text:p>
          </table:table-cell>
          <table:table-cell office:value-type="float" office:value="3.04071">
            <text:p>3.0407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9000">
            <text:p>149000</text:p>
          </table:table-cell>
          <table:table-cell office:value-type="float" office:value="2.75339">
            <text:p>2.7533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2.78261">
            <text:p>2.7826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1000">
            <text:p>151000</text:p>
          </table:table-cell>
          <table:table-cell office:value-type="float" office:value="2.92992">
            <text:p>2.92992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2000">
            <text:p>152000</text:p>
          </table:table-cell>
          <table:table-cell office:value-type="float" office:value="2.98836">
            <text:p>2.98836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3000">
            <text:p>153000</text:p>
          </table:table-cell>
          <table:table-cell office:value-type="float" office:value="2.93114">
            <text:p>2.93114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4000">
            <text:p>154000</text:p>
          </table:table-cell>
          <table:table-cell office:value-type="float" office:value="2.768">
            <text:p>2.76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5000">
            <text:p>155000</text:p>
          </table:table-cell>
          <table:table-cell office:value-type="float" office:value="3.00297">
            <text:p>3.00297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6000">
            <text:p>156000</text:p>
          </table:table-cell>
          <table:table-cell office:value-type="float" office:value="3.01758">
            <text:p>3.01758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7000">
            <text:p>157000</text:p>
          </table:table-cell>
          <table:table-cell office:value-type="float" office:value="3.10645">
            <text:p>3.1064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8000">
            <text:p>158000</text:p>
          </table:table-cell>
          <table:table-cell office:value-type="float" office:value="2.9007">
            <text:p>2.900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9000">
            <text:p>159000</text:p>
          </table:table-cell>
          <table:table-cell office:value-type="float" office:value="2.91897">
            <text:p>2.9189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2.92627">
            <text:p>2.92627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1000">
            <text:p>161000</text:p>
          </table:table-cell>
          <table:table-cell office:value-type="float" office:value="2.84835">
            <text:p>2.84835</text:p>
          </table:table-cell>
          <table:table-cell office:value-type="float" office:value="3.30109">
            <text:p>3.301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2000">
            <text:p>162000</text:p>
          </table:table-cell>
          <table:table-cell office:value-type="float" office:value="3.25377">
            <text:p>3.25377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3000">
            <text:p>163000</text:p>
          </table:table-cell>
          <table:table-cell office:value-type="float" office:value="2.82887">
            <text:p>2.82887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4000">
            <text:p>164000</text:p>
          </table:table-cell>
          <table:table-cell office:value-type="float" office:value="3.0468">
            <text:p>3.046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5000">
            <text:p>165000</text:p>
          </table:table-cell>
          <table:table-cell office:value-type="float" office:value="2.85444">
            <text:p>2.85444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6000">
            <text:p>166000</text:p>
          </table:table-cell>
          <table:table-cell office:value-type="float" office:value="3.06384">
            <text:p>3.06384</text:p>
          </table:table-cell>
          <table:table-cell office:value-type="float" office:value="3.30063">
            <text:p>3.3006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7000">
            <text:p>167000</text:p>
          </table:table-cell>
          <table:table-cell office:value-type="float" office:value="2.98106">
            <text:p>2.98106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8000">
            <text:p>168000</text:p>
          </table:table-cell>
          <table:table-cell office:value-type="float" office:value="3.1795">
            <text:p>3.179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9000">
            <text:p>169000</text:p>
          </table:table-cell>
          <table:table-cell office:value-type="float" office:value="2.74365">
            <text:p>2.7436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3.1722">
            <text:p>3.1722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1000">
            <text:p>171000</text:p>
          </table:table-cell>
          <table:table-cell office:value-type="float" office:value="3.02367">
            <text:p>3.02367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2000">
            <text:p>172000</text:p>
          </table:table-cell>
          <table:table-cell office:value-type="float" office:value="3.05654">
            <text:p>3.0565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3000">
            <text:p>173000</text:p>
          </table:table-cell>
          <table:table-cell office:value-type="float" office:value="2.96523">
            <text:p>2.96523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4000">
            <text:p>174000</text:p>
          </table:table-cell>
          <table:table-cell office:value-type="float" office:value="3.18559">
            <text:p>3.1855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5000">
            <text:p>175000</text:p>
          </table:table-cell>
          <table:table-cell office:value-type="float" office:value="3.02245">
            <text:p>3.02245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6000">
            <text:p>176000</text:p>
          </table:table-cell>
          <table:table-cell office:value-type="float" office:value="3.11498">
            <text:p>3.11498</text:p>
          </table:table-cell>
          <table:table-cell office:value-type="float" office:value="3.30055">
            <text:p>3.3005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7000">
            <text:p>177000</text:p>
          </table:table-cell>
          <table:table-cell office:value-type="float" office:value="3.04071">
            <text:p>3.04071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8000">
            <text:p>178000</text:p>
          </table:table-cell>
          <table:table-cell office:value-type="float" office:value="3.06019">
            <text:p>3.0601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9000">
            <text:p>179000</text:p>
          </table:table-cell>
          <table:table-cell office:value-type="float" office:value="2.78748">
            <text:p>2.78748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2.97984">
            <text:p>2.9798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1000">
            <text:p>181000</text:p>
          </table:table-cell>
          <table:table-cell office:value-type="float" office:value="2.7887">
            <text:p>2.7887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2000">
            <text:p>182000</text:p>
          </table:table-cell>
          <table:table-cell office:value-type="float" office:value="2.9908">
            <text:p>2.990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3000">
            <text:p>183000</text:p>
          </table:table-cell>
          <table:table-cell office:value-type="float" office:value="2.95914">
            <text:p>2.9591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4000">
            <text:p>184000</text:p>
          </table:table-cell>
          <table:table-cell office:value-type="float" office:value="2.91044">
            <text:p>2.9104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5000">
            <text:p>185000</text:p>
          </table:table-cell>
          <table:table-cell office:value-type="float" office:value="2.97984">
            <text:p>2.97984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6000">
            <text:p>186000</text:p>
          </table:table-cell>
          <table:table-cell office:value-type="float" office:value="3.30003">
            <text:p>3.30003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7000">
            <text:p>187000</text:p>
          </table:table-cell>
          <table:table-cell office:value-type="float" office:value="3.00784">
            <text:p>3.0078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8000">
            <text:p>188000</text:p>
          </table:table-cell>
          <table:table-cell office:value-type="float" office:value="2.87149">
            <text:p>2.87149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9000">
            <text:p>189000</text:p>
          </table:table-cell>
          <table:table-cell office:value-type="float" office:value="2.74974">
            <text:p>2.7497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2.78261">
            <text:p>2.78261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1000">
            <text:p>191000</text:p>
          </table:table-cell>
          <table:table-cell office:value-type="float" office:value="3.22576">
            <text:p>3.2257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2000">
            <text:p>192000</text:p>
          </table:table-cell>
          <table:table-cell office:value-type="float" office:value="2.99201">
            <text:p>2.9920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3000">
            <text:p>193000</text:p>
          </table:table-cell>
          <table:table-cell office:value-type="float" office:value="2.9908">
            <text:p>2.990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4000">
            <text:p>194000</text:p>
          </table:table-cell>
          <table:table-cell office:value-type="float" office:value="2.97253">
            <text:p>2.97253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2.97375">
            <text:p>2.97375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6000">
            <text:p>196000</text:p>
          </table:table-cell>
          <table:table-cell office:value-type="float" office:value="3.23185">
            <text:p>3.23185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7000">
            <text:p>197000</text:p>
          </table:table-cell>
          <table:table-cell office:value-type="float" office:value="2.94332">
            <text:p>2.94332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8000">
            <text:p>198000</text:p>
          </table:table-cell>
          <table:table-cell office:value-type="float" office:value="2.73757">
            <text:p>2.73757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9000">
            <text:p>199000</text:p>
          </table:table-cell>
          <table:table-cell office:value-type="float" office:value="3.01393">
            <text:p>3.01393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.94332">
            <text:p>2.94332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1000">
            <text:p>201000</text:p>
          </table:table-cell>
          <table:table-cell office:value-type="float" office:value="3.0541">
            <text:p>3.054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2000">
            <text:p>202000</text:p>
          </table:table-cell>
          <table:table-cell office:value-type="float" office:value="2.98593">
            <text:p>2.9859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3000">
            <text:p>203000</text:p>
          </table:table-cell>
          <table:table-cell office:value-type="float" office:value="3.13811">
            <text:p>3.1381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4000">
            <text:p>204000</text:p>
          </table:table-cell>
          <table:table-cell office:value-type="float" office:value="2.95427">
            <text:p>2.95427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5000">
            <text:p>205000</text:p>
          </table:table-cell>
          <table:table-cell office:value-type="float" office:value="2.93358">
            <text:p>2.93358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6000">
            <text:p>206000</text:p>
          </table:table-cell>
          <table:table-cell office:value-type="float" office:value="2.82644">
            <text:p>2.8264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7000">
            <text:p>207000</text:p>
          </table:table-cell>
          <table:table-cell office:value-type="float" office:value="2.9908">
            <text:p>2.990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8000">
            <text:p>208000</text:p>
          </table:table-cell>
          <table:table-cell office:value-type="float" office:value="2.79235">
            <text:p>2.79235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9000">
            <text:p>209000</text:p>
          </table:table-cell>
          <table:table-cell office:value-type="float" office:value="3.02488">
            <text:p>3.0248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3.11619">
            <text:p>3.1161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1000">
            <text:p>211000</text:p>
          </table:table-cell>
          <table:table-cell office:value-type="float" office:value="2.9494">
            <text:p>2.949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2000">
            <text:p>212000</text:p>
          </table:table-cell>
          <table:table-cell office:value-type="float" office:value="3.33777">
            <text:p>3.33777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3000">
            <text:p>213000</text:p>
          </table:table-cell>
          <table:table-cell office:value-type="float" office:value="2.94088">
            <text:p>2.9408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4000">
            <text:p>214000</text:p>
          </table:table-cell>
          <table:table-cell office:value-type="float" office:value="2.98471">
            <text:p>2.98471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5000">
            <text:p>215000</text:p>
          </table:table-cell>
          <table:table-cell office:value-type="float" office:value="2.85201">
            <text:p>2.85201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6000">
            <text:p>216000</text:p>
          </table:table-cell>
          <table:table-cell office:value-type="float" office:value="3.34629">
            <text:p>3.3462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7000">
            <text:p>217000</text:p>
          </table:table-cell>
          <table:table-cell office:value-type="float" office:value="3.02123">
            <text:p>3.02123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8000">
            <text:p>218000</text:p>
          </table:table-cell>
          <table:table-cell office:value-type="float" office:value="3.06019">
            <text:p>3.0601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9000">
            <text:p>219000</text:p>
          </table:table-cell>
          <table:table-cell office:value-type="float" office:value="3.04193">
            <text:p>3.0419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3.02732">
            <text:p>3.0273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1000">
            <text:p>221000</text:p>
          </table:table-cell>
          <table:table-cell office:value-type="float" office:value="2.96401">
            <text:p>2.9640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2000">
            <text:p>222000</text:p>
          </table:table-cell>
          <table:table-cell office:value-type="float" office:value="2.92384">
            <text:p>2.9238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3000">
            <text:p>223000</text:p>
          </table:table-cell>
          <table:table-cell office:value-type="float" office:value="3.00054">
            <text:p>3.0005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4000">
            <text:p>224000</text:p>
          </table:table-cell>
          <table:table-cell office:value-type="float" office:value="2.97619">
            <text:p>2.97619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5000">
            <text:p>225000</text:p>
          </table:table-cell>
          <table:table-cell office:value-type="float" office:value="2.94575">
            <text:p>2.94575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6000">
            <text:p>226000</text:p>
          </table:table-cell>
          <table:table-cell office:value-type="float" office:value="3.02001">
            <text:p>3.02001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7000">
            <text:p>227000</text:p>
          </table:table-cell>
          <table:table-cell office:value-type="float" office:value="3.02732">
            <text:p>3.02732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8000">
            <text:p>228000</text:p>
          </table:table-cell>
          <table:table-cell office:value-type="float" office:value="3.19046">
            <text:p>3.19046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9000">
            <text:p>229000</text:p>
          </table:table-cell>
          <table:table-cell office:value-type="float" office:value="3.08089">
            <text:p>3.0808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3.09671">
            <text:p>3.0967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1000">
            <text:p>231000</text:p>
          </table:table-cell>
          <table:table-cell office:value-type="float" office:value="2.98714">
            <text:p>2.9871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2000">
            <text:p>232000</text:p>
          </table:table-cell>
          <table:table-cell office:value-type="float" office:value="2.95062">
            <text:p>2.95062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3000">
            <text:p>233000</text:p>
          </table:table-cell>
          <table:table-cell office:value-type="float" office:value="3.05289">
            <text:p>3.0528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4000">
            <text:p>234000</text:p>
          </table:table-cell>
          <table:table-cell office:value-type="float" office:value="3.27933">
            <text:p>3.2793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5000">
            <text:p>235000</text:p>
          </table:table-cell>
          <table:table-cell office:value-type="float" office:value="2.85079">
            <text:p>2.8507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6000">
            <text:p>236000</text:p>
          </table:table-cell>
          <table:table-cell office:value-type="float" office:value="3.32194">
            <text:p>3.32194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7000">
            <text:p>237000</text:p>
          </table:table-cell>
          <table:table-cell office:value-type="float" office:value="2.97984">
            <text:p>2.97984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8000">
            <text:p>238000</text:p>
          </table:table-cell>
          <table:table-cell office:value-type="float" office:value="3.07967">
            <text:p>3.07967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9000">
            <text:p>239000</text:p>
          </table:table-cell>
          <table:table-cell office:value-type="float" office:value="2.97253">
            <text:p>2.97253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2.98836">
            <text:p>2.98836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00">
            <text:p>241000</text:p>
          </table:table-cell>
          <table:table-cell office:value-type="float" office:value="3.03584">
            <text:p>3.03584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00">
            <text:p>242000</text:p>
          </table:table-cell>
          <table:table-cell office:value-type="float" office:value="3.01515">
            <text:p>3.0151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3000">
            <text:p>243000</text:p>
          </table:table-cell>
          <table:table-cell office:value-type="float" office:value="3.01149">
            <text:p>3.0114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4000">
            <text:p>244000</text:p>
          </table:table-cell>
          <table:table-cell office:value-type="float" office:value="3.20142">
            <text:p>3.20142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5000">
            <text:p>245000</text:p>
          </table:table-cell>
          <table:table-cell office:value-type="float" office:value="2.96645">
            <text:p>2.96645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6000">
            <text:p>246000</text:p>
          </table:table-cell>
          <table:table-cell office:value-type="float" office:value="2.79235">
            <text:p>2.79235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7000">
            <text:p>247000</text:p>
          </table:table-cell>
          <table:table-cell office:value-type="float" office:value="2.93479">
            <text:p>2.93479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8000">
            <text:p>248000</text:p>
          </table:table-cell>
          <table:table-cell office:value-type="float" office:value="3.03097">
            <text:p>3.03097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9000">
            <text:p>249000</text:p>
          </table:table-cell>
          <table:table-cell office:value-type="float" office:value="2.94575">
            <text:p>2.94575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2.84714">
            <text:p>2.84714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1000">
            <text:p>251000</text:p>
          </table:table-cell>
          <table:table-cell office:value-type="float" office:value="3.01636">
            <text:p>3.01636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2000">
            <text:p>252000</text:p>
          </table:table-cell>
          <table:table-cell office:value-type="float" office:value="3.04315">
            <text:p>3.0431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3000">
            <text:p>253000</text:p>
          </table:table-cell>
          <table:table-cell office:value-type="float" office:value="3.03462">
            <text:p>3.0346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4000">
            <text:p>254000</text:p>
          </table:table-cell>
          <table:table-cell office:value-type="float" office:value="3.03706">
            <text:p>3.03706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5000">
            <text:p>255000</text:p>
          </table:table-cell>
          <table:table-cell office:value-type="float" office:value="3.05532">
            <text:p>3.0553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6000">
            <text:p>256000</text:p>
          </table:table-cell>
          <table:table-cell office:value-type="float" office:value="2.84957">
            <text:p>2.84957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7000">
            <text:p>257000</text:p>
          </table:table-cell>
          <table:table-cell office:value-type="float" office:value="3.0188">
            <text:p>3.0188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8000">
            <text:p>258000</text:p>
          </table:table-cell>
          <table:table-cell office:value-type="float" office:value="2.81061">
            <text:p>2.81061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9000">
            <text:p>259000</text:p>
          </table:table-cell>
          <table:table-cell office:value-type="float" office:value="3.03462">
            <text:p>3.03462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3.02001">
            <text:p>3.0200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1000">
            <text:p>261000</text:p>
          </table:table-cell>
          <table:table-cell office:value-type="float" office:value="2.9908">
            <text:p>2.990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2000">
            <text:p>262000</text:p>
          </table:table-cell>
          <table:table-cell office:value-type="float" office:value="3.14541">
            <text:p>3.1454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3000">
            <text:p>263000</text:p>
          </table:table-cell>
          <table:table-cell office:value-type="float" office:value="2.92627">
            <text:p>2.92627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4000">
            <text:p>264000</text:p>
          </table:table-cell>
          <table:table-cell office:value-type="float" office:value="2.9421">
            <text:p>2.942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5000">
            <text:p>265000</text:p>
          </table:table-cell>
          <table:table-cell office:value-type="float" office:value="2.79113">
            <text:p>2.79113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6000">
            <text:p>266000</text:p>
          </table:table-cell>
          <table:table-cell office:value-type="float" office:value="2.84227">
            <text:p>2.84227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7000">
            <text:p>267000</text:p>
          </table:table-cell>
          <table:table-cell office:value-type="float" office:value="3.07237">
            <text:p>3.07237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8000">
            <text:p>268000</text:p>
          </table:table-cell>
          <table:table-cell office:value-type="float" office:value="3.05776">
            <text:p>3.05776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9000">
            <text:p>269000</text:p>
          </table:table-cell>
          <table:table-cell office:value-type="float" office:value="2.94088">
            <text:p>2.9408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3.03097">
            <text:p>3.03097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1000">
            <text:p>271000</text:p>
          </table:table-cell>
          <table:table-cell office:value-type="float" office:value="2.95549">
            <text:p>2.9554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2000">
            <text:p>272000</text:p>
          </table:table-cell>
          <table:table-cell office:value-type="float" office:value="2.93723">
            <text:p>2.9372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3000">
            <text:p>273000</text:p>
          </table:table-cell>
          <table:table-cell office:value-type="float" office:value="3.01271">
            <text:p>3.01271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4000">
            <text:p>274000</text:p>
          </table:table-cell>
          <table:table-cell office:value-type="float" office:value="3.01758">
            <text:p>3.0175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5000">
            <text:p>275000</text:p>
          </table:table-cell>
          <table:table-cell office:value-type="float" office:value="2.95062">
            <text:p>2.95062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6000">
            <text:p>276000</text:p>
          </table:table-cell>
          <table:table-cell office:value-type="float" office:value="2.96523">
            <text:p>2.96523</text:p>
          </table:table-cell>
          <table:table-cell office:value-type="float" office:value="3.30055">
            <text:p>3.3005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7000">
            <text:p>277000</text:p>
          </table:table-cell>
          <table:table-cell office:value-type="float" office:value="3.04436">
            <text:p>3.04436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8000">
            <text:p>278000</text:p>
          </table:table-cell>
          <table:table-cell office:value-type="float" office:value="2.96401">
            <text:p>2.9640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9000">
            <text:p>279000</text:p>
          </table:table-cell>
          <table:table-cell office:value-type="float" office:value="3.00906">
            <text:p>3.0090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2.98714">
            <text:p>2.9871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1000">
            <text:p>281000</text:p>
          </table:table-cell>
          <table:table-cell office:value-type="float" office:value="3.01271">
            <text:p>3.01271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2000">
            <text:p>282000</text:p>
          </table:table-cell>
          <table:table-cell office:value-type="float" office:value="2.94575">
            <text:p>2.94575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3000">
            <text:p>283000</text:p>
          </table:table-cell>
          <table:table-cell office:value-type="float" office:value="2.98349">
            <text:p>2.98349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4000">
            <text:p>284000</text:p>
          </table:table-cell>
          <table:table-cell office:value-type="float" office:value="2.80818">
            <text:p>2.8081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5000">
            <text:p>285000</text:p>
          </table:table-cell>
          <table:table-cell office:value-type="float" office:value="3.25742">
            <text:p>3.25742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6000">
            <text:p>286000</text:p>
          </table:table-cell>
          <table:table-cell office:value-type="float" office:value="3.07724">
            <text:p>3.07724</text:p>
          </table:table-cell>
          <table:table-cell office:value-type="float" office:value="3.3007">
            <text:p>3.300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7000">
            <text:p>287000</text:p>
          </table:table-cell>
          <table:table-cell office:value-type="float" office:value="3.28664">
            <text:p>3.28664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8000">
            <text:p>288000</text:p>
          </table:table-cell>
          <table:table-cell office:value-type="float" office:value="3.03706">
            <text:p>3.0370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9000">
            <text:p>289000</text:p>
          </table:table-cell>
          <table:table-cell office:value-type="float" office:value="3.1588">
            <text:p>3.1588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2.81548">
            <text:p>2.8154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1000">
            <text:p>291000</text:p>
          </table:table-cell>
          <table:table-cell office:value-type="float" office:value="3.07115">
            <text:p>3.07115</text:p>
          </table:table-cell>
          <table:table-cell office:value-type="float" office:value="3.29803">
            <text:p>3.298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2000">
            <text:p>292000</text:p>
          </table:table-cell>
          <table:table-cell office:value-type="float" office:value="3.01758">
            <text:p>3.0175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3000">
            <text:p>293000</text:p>
          </table:table-cell>
          <table:table-cell office:value-type="float" office:value="3.29273">
            <text:p>3.29273</text:p>
          </table:table-cell>
          <table:table-cell office:value-type="float" office:value="3.29803">
            <text:p>3.298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4000">
            <text:p>294000</text:p>
          </table:table-cell>
          <table:table-cell office:value-type="float" office:value="2.95914">
            <text:p>2.9591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5000">
            <text:p>295000</text:p>
          </table:table-cell>
          <table:table-cell office:value-type="float" office:value="3.00662">
            <text:p>3.00662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6000">
            <text:p>296000</text:p>
          </table:table-cell>
          <table:table-cell office:value-type="float" office:value="3.12106">
            <text:p>3.12106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7000">
            <text:p>297000</text:p>
          </table:table-cell>
          <table:table-cell office:value-type="float" office:value="2.87392">
            <text:p>2.8739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8000">
            <text:p>298000</text:p>
          </table:table-cell>
          <table:table-cell office:value-type="float" office:value="2.98106">
            <text:p>2.98106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9000">
            <text:p>299000</text:p>
          </table:table-cell>
          <table:table-cell office:value-type="float" office:value="2.98471">
            <text:p>2.98471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3.1722">
            <text:p>3.1722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1000">
            <text:p>301000</text:p>
          </table:table-cell>
          <table:table-cell office:value-type="float" office:value="2.90923">
            <text:p>2.9092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2000">
            <text:p>302000</text:p>
          </table:table-cell>
          <table:table-cell office:value-type="float" office:value="2.98836">
            <text:p>2.98836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3000">
            <text:p>303000</text:p>
          </table:table-cell>
          <table:table-cell office:value-type="float" office:value="2.9981">
            <text:p>2.998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4000">
            <text:p>304000</text:p>
          </table:table-cell>
          <table:table-cell office:value-type="float" office:value="2.92871">
            <text:p>2.9287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5000">
            <text:p>305000</text:p>
          </table:table-cell>
          <table:table-cell office:value-type="float" office:value="3.16976">
            <text:p>3.16976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6000">
            <text:p>306000</text:p>
          </table:table-cell>
          <table:table-cell office:value-type="float" office:value="2.77652">
            <text:p>2.77652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7000">
            <text:p>307000</text:p>
          </table:table-cell>
          <table:table-cell office:value-type="float" office:value="3.03706">
            <text:p>3.03706</text:p>
          </table:table-cell>
          <table:table-cell office:value-type="float" office:value="3.29796">
            <text:p>3.2979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8000">
            <text:p>308000</text:p>
          </table:table-cell>
          <table:table-cell office:value-type="float" office:value="2.9908">
            <text:p>2.9908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9000">
            <text:p>309000</text:p>
          </table:table-cell>
          <table:table-cell office:value-type="float" office:value="3.11863">
            <text:p>3.11863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2.88609">
            <text:p>2.88609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1000">
            <text:p>311000</text:p>
          </table:table-cell>
          <table:table-cell office:value-type="float" office:value="2.92992">
            <text:p>2.9299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2000">
            <text:p>312000</text:p>
          </table:table-cell>
          <table:table-cell office:value-type="float" office:value="2.98106">
            <text:p>2.98106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3000">
            <text:p>313000</text:p>
          </table:table-cell>
          <table:table-cell office:value-type="float" office:value="2.93479">
            <text:p>2.9347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4000">
            <text:p>314000</text:p>
          </table:table-cell>
          <table:table-cell office:value-type="float" office:value="3.07967">
            <text:p>3.07967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5000">
            <text:p>315000</text:p>
          </table:table-cell>
          <table:table-cell office:value-type="float" office:value="2.9981">
            <text:p>2.9981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6000">
            <text:p>316000</text:p>
          </table:table-cell>
          <table:table-cell office:value-type="float" office:value="3.03097">
            <text:p>3.03097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7000">
            <text:p>317000</text:p>
          </table:table-cell>
          <table:table-cell office:value-type="float" office:value="3.17341">
            <text:p>3.1734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8000">
            <text:p>318000</text:p>
          </table:table-cell>
          <table:table-cell office:value-type="float" office:value="3.02245">
            <text:p>3.02245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9000">
            <text:p>319000</text:p>
          </table:table-cell>
          <table:table-cell office:value-type="float" office:value="2.91775">
            <text:p>2.9177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2.99201">
            <text:p>2.99201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1000">
            <text:p>321000</text:p>
          </table:table-cell>
          <table:table-cell office:value-type="float" office:value="3.06141">
            <text:p>3.06141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2000">
            <text:p>322000</text:p>
          </table:table-cell>
          <table:table-cell office:value-type="float" office:value="2.79844">
            <text:p>2.79844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3000">
            <text:p>323000</text:p>
          </table:table-cell>
          <table:table-cell office:value-type="float" office:value="2.98836">
            <text:p>2.9883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4000">
            <text:p>324000</text:p>
          </table:table-cell>
          <table:table-cell office:value-type="float" office:value="2.78139">
            <text:p>2.78139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5000">
            <text:p>325000</text:p>
          </table:table-cell>
          <table:table-cell office:value-type="float" office:value="2.9981">
            <text:p>2.9981</text:p>
          </table:table-cell>
          <table:table-cell office:value-type="float" office:value="3.30063">
            <text:p>3.3006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6000">
            <text:p>326000</text:p>
          </table:table-cell>
          <table:table-cell office:value-type="float" office:value="2.79113">
            <text:p>2.7911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7000">
            <text:p>327000</text:p>
          </table:table-cell>
          <table:table-cell office:value-type="float" office:value="2.99932">
            <text:p>2.99932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8000">
            <text:p>328000</text:p>
          </table:table-cell>
          <table:table-cell office:value-type="float" office:value="2.80209">
            <text:p>2.8020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9000">
            <text:p>329000</text:p>
          </table:table-cell>
          <table:table-cell office:value-type="float" office:value="2.99323">
            <text:p>2.9932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2.81305">
            <text:p>2.8130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1000">
            <text:p>331000</text:p>
          </table:table-cell>
          <table:table-cell office:value-type="float" office:value="2.98714">
            <text:p>2.9871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2000">
            <text:p>332000</text:p>
          </table:table-cell>
          <table:table-cell office:value-type="float" office:value="3.05776">
            <text:p>3.0577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3000">
            <text:p>333000</text:p>
          </table:table-cell>
          <table:table-cell office:value-type="float" office:value="2.97497">
            <text:p>2.9749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4000">
            <text:p>334000</text:p>
          </table:table-cell>
          <table:table-cell office:value-type="float" office:value="3.30368">
            <text:p>3.30368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5000">
            <text:p>335000</text:p>
          </table:table-cell>
          <table:table-cell office:value-type="float" office:value="2.83496">
            <text:p>2.83496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6000">
            <text:p>336000</text:p>
          </table:table-cell>
          <table:table-cell office:value-type="float" office:value="3.20629">
            <text:p>3.2062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7000">
            <text:p>337000</text:p>
          </table:table-cell>
          <table:table-cell office:value-type="float" office:value="2.85322">
            <text:p>2.85322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8000">
            <text:p>338000</text:p>
          </table:table-cell>
          <table:table-cell office:value-type="float" office:value="3.08332">
            <text:p>3.08332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9000">
            <text:p>339000</text:p>
          </table:table-cell>
          <table:table-cell office:value-type="float" office:value="2.82522">
            <text:p>2.8252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3.01515">
            <text:p>3.01515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1000">
            <text:p>341000</text:p>
          </table:table-cell>
          <table:table-cell office:value-type="float" office:value="2.9701">
            <text:p>2.9701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2000">
            <text:p>342000</text:p>
          </table:table-cell>
          <table:table-cell office:value-type="float" office:value="3.16611">
            <text:p>3.1661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3000">
            <text:p>343000</text:p>
          </table:table-cell>
          <table:table-cell office:value-type="float" office:value="2.96158">
            <text:p>2.9615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4000">
            <text:p>344000</text:p>
          </table:table-cell>
          <table:table-cell office:value-type="float" office:value="2.97253">
            <text:p>2.97253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5000">
            <text:p>345000</text:p>
          </table:table-cell>
          <table:table-cell office:value-type="float" office:value="2.9774">
            <text:p>2.9774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6000">
            <text:p>346000</text:p>
          </table:table-cell>
          <table:table-cell office:value-type="float" office:value="2.82644">
            <text:p>2.8264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7000">
            <text:p>347000</text:p>
          </table:table-cell>
          <table:table-cell office:value-type="float" office:value="2.92384">
            <text:p>2.9238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8000">
            <text:p>348000</text:p>
          </table:table-cell>
          <table:table-cell office:value-type="float" office:value="2.75826">
            <text:p>2.75826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9000">
            <text:p>349000</text:p>
          </table:table-cell>
          <table:table-cell office:value-type="float" office:value="2.91775">
            <text:p>2.91775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2.71809">
            <text:p>2.71809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1000">
            <text:p>351000</text:p>
          </table:table-cell>
          <table:table-cell office:value-type="float" office:value="2.74122">
            <text:p>2.7412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2000">
            <text:p>352000</text:p>
          </table:table-cell>
          <table:table-cell office:value-type="float" office:value="2.97862">
            <text:p>2.9786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3000">
            <text:p>353000</text:p>
          </table:table-cell>
          <table:table-cell office:value-type="float" office:value="2.92871">
            <text:p>2.9287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4000">
            <text:p>354000</text:p>
          </table:table-cell>
          <table:table-cell office:value-type="float" office:value="2.95062">
            <text:p>2.95062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5000">
            <text:p>355000</text:p>
          </table:table-cell>
          <table:table-cell office:value-type="float" office:value="2.97862">
            <text:p>2.97862</text:p>
          </table:table-cell>
          <table:table-cell office:value-type="float" office:value="3.30048">
            <text:p>3.300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6000">
            <text:p>356000</text:p>
          </table:table-cell>
          <table:table-cell office:value-type="float" office:value="2.97862">
            <text:p>2.97862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7000">
            <text:p>357000</text:p>
          </table:table-cell>
          <table:table-cell office:value-type="float" office:value="2.97862">
            <text:p>2.9786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8000">
            <text:p>358000</text:p>
          </table:table-cell>
          <table:table-cell office:value-type="float" office:value="3.29881">
            <text:p>3.2988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9000">
            <text:p>359000</text:p>
          </table:table-cell>
          <table:table-cell office:value-type="float" office:value="2.99567">
            <text:p>2.9956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3.00175">
            <text:p>3.0017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1000">
            <text:p>361000</text:p>
          </table:table-cell>
          <table:table-cell office:value-type="float" office:value="2.74365">
            <text:p>2.74365</text:p>
          </table:table-cell>
          <table:table-cell office:value-type="float" office:value="3.29803">
            <text:p>3.298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2000">
            <text:p>362000</text:p>
          </table:table-cell>
          <table:table-cell office:value-type="float" office:value="2.94697">
            <text:p>2.94697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3000">
            <text:p>363000</text:p>
          </table:table-cell>
          <table:table-cell office:value-type="float" office:value="3.24768">
            <text:p>3.2476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4000">
            <text:p>364000</text:p>
          </table:table-cell>
          <table:table-cell office:value-type="float" office:value="2.8447">
            <text:p>2.8447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5000">
            <text:p>365000</text:p>
          </table:table-cell>
          <table:table-cell office:value-type="float" office:value="3.00662">
            <text:p>3.00662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6000">
            <text:p>366000</text:p>
          </table:table-cell>
          <table:table-cell office:value-type="float" office:value="2.79113">
            <text:p>2.79113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7000">
            <text:p>367000</text:p>
          </table:table-cell>
          <table:table-cell office:value-type="float" office:value="3.0188">
            <text:p>3.0188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8000">
            <text:p>368000</text:p>
          </table:table-cell>
          <table:table-cell office:value-type="float" office:value="3.04071">
            <text:p>3.04071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9000">
            <text:p>369000</text:p>
          </table:table-cell>
          <table:table-cell office:value-type="float" office:value="3.04436">
            <text:p>3.04436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2.97619">
            <text:p>2.9761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1000">
            <text:p>371000</text:p>
          </table:table-cell>
          <table:table-cell office:value-type="float" office:value="2.768">
            <text:p>2.768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2000">
            <text:p>372000</text:p>
          </table:table-cell>
          <table:table-cell office:value-type="float" office:value="2.93966">
            <text:p>2.93966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3000">
            <text:p>373000</text:p>
          </table:table-cell>
          <table:table-cell office:value-type="float" office:value="3.00054">
            <text:p>3.0005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4000">
            <text:p>374000</text:p>
          </table:table-cell>
          <table:table-cell office:value-type="float" office:value="3.01636">
            <text:p>3.01636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5000">
            <text:p>375000</text:p>
          </table:table-cell>
          <table:table-cell office:value-type="float" office:value="2.86175">
            <text:p>2.86175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6000">
            <text:p>376000</text:p>
          </table:table-cell>
          <table:table-cell office:value-type="float" office:value="2.9494">
            <text:p>2.9494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7000">
            <text:p>377000</text:p>
          </table:table-cell>
          <table:table-cell office:value-type="float" office:value="3.11376">
            <text:p>3.11376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8000">
            <text:p>378000</text:p>
          </table:table-cell>
          <table:table-cell office:value-type="float" office:value="3.00784">
            <text:p>3.0078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9000">
            <text:p>379000</text:p>
          </table:table-cell>
          <table:table-cell office:value-type="float" office:value="3.10037">
            <text:p>3.10037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2.95549">
            <text:p>2.95549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1000">
            <text:p>381000</text:p>
          </table:table-cell>
          <table:table-cell office:value-type="float" office:value="2.84105">
            <text:p>2.84105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2000">
            <text:p>382000</text:p>
          </table:table-cell>
          <table:table-cell office:value-type="float" office:value="3.02123">
            <text:p>3.0212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3000">
            <text:p>383000</text:p>
          </table:table-cell>
          <table:table-cell office:value-type="float" office:value="2.98227">
            <text:p>2.98227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4000">
            <text:p>384000</text:p>
          </table:table-cell>
          <table:table-cell office:value-type="float" office:value="3.01028">
            <text:p>3.01028</text:p>
          </table:table-cell>
          <table:table-cell office:value-type="float" office:value="3.30055">
            <text:p>3.3005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5000">
            <text:p>385000</text:p>
          </table:table-cell>
          <table:table-cell office:value-type="float" office:value="3.0261">
            <text:p>3.0261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6000">
            <text:p>386000</text:p>
          </table:table-cell>
          <table:table-cell office:value-type="float" office:value="3.01758">
            <text:p>3.0175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7000">
            <text:p>387000</text:p>
          </table:table-cell>
          <table:table-cell office:value-type="float" office:value="3.02488">
            <text:p>3.0248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8000">
            <text:p>388000</text:p>
          </table:table-cell>
          <table:table-cell office:value-type="float" office:value="2.95792">
            <text:p>2.9579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9000">
            <text:p>389000</text:p>
          </table:table-cell>
          <table:table-cell office:value-type="float" office:value="2.93601">
            <text:p>2.9360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3.02123">
            <text:p>3.02123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1000">
            <text:p>391000</text:p>
          </table:table-cell>
          <table:table-cell office:value-type="float" office:value="2.90314">
            <text:p>2.9031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2000">
            <text:p>392000</text:p>
          </table:table-cell>
          <table:table-cell office:value-type="float" office:value="3.00054">
            <text:p>3.0005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3000">
            <text:p>393000</text:p>
          </table:table-cell>
          <table:table-cell office:value-type="float" office:value="3.00662">
            <text:p>3.00662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4000">
            <text:p>394000</text:p>
          </table:table-cell>
          <table:table-cell office:value-type="float" office:value="2.96888">
            <text:p>2.96888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5000">
            <text:p>395000</text:p>
          </table:table-cell>
          <table:table-cell office:value-type="float" office:value="2.96401">
            <text:p>2.96401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6000">
            <text:p>396000</text:p>
          </table:table-cell>
          <table:table-cell office:value-type="float" office:value="3.00419">
            <text:p>3.0041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7000">
            <text:p>397000</text:p>
          </table:table-cell>
          <table:table-cell office:value-type="float" office:value="3.00419">
            <text:p>3.0041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8000">
            <text:p>398000</text:p>
          </table:table-cell>
          <table:table-cell office:value-type="float" office:value="2.81061">
            <text:p>2.8106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9000">
            <text:p>399000</text:p>
          </table:table-cell>
          <table:table-cell office:value-type="float" office:value="2.95305">
            <text:p>2.95305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3.29394">
            <text:p>3.29394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1000">
            <text:p>401000</text:p>
          </table:table-cell>
          <table:table-cell office:value-type="float" office:value="2.91044">
            <text:p>2.9104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2000">
            <text:p>402000</text:p>
          </table:table-cell>
          <table:table-cell office:value-type="float" office:value="2.99323">
            <text:p>2.9932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3000">
            <text:p>403000</text:p>
          </table:table-cell>
          <table:table-cell office:value-type="float" office:value="2.90314">
            <text:p>2.90314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4000">
            <text:p>404000</text:p>
          </table:table-cell>
          <table:table-cell office:value-type="float" office:value="2.88244">
            <text:p>2.88244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5000">
            <text:p>405000</text:p>
          </table:table-cell>
          <table:table-cell office:value-type="float" office:value="2.95427">
            <text:p>2.95427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6000">
            <text:p>406000</text:p>
          </table:table-cell>
          <table:table-cell office:value-type="float" office:value="2.96888">
            <text:p>2.9688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7000">
            <text:p>407000</text:p>
          </table:table-cell>
          <table:table-cell office:value-type="float" office:value="2.9421">
            <text:p>2.942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8000">
            <text:p>408000</text:p>
          </table:table-cell>
          <table:table-cell office:value-type="float" office:value="2.87514">
            <text:p>2.8751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9000">
            <text:p>409000</text:p>
          </table:table-cell>
          <table:table-cell office:value-type="float" office:value="2.90192">
            <text:p>2.9019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2.90314">
            <text:p>2.9031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1000">
            <text:p>411000</text:p>
          </table:table-cell>
          <table:table-cell office:value-type="float" office:value="3.20385">
            <text:p>3.20385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2000">
            <text:p>412000</text:p>
          </table:table-cell>
          <table:table-cell office:value-type="float" office:value="2.90192">
            <text:p>2.90192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3000">
            <text:p>413000</text:p>
          </table:table-cell>
          <table:table-cell office:value-type="float" office:value="2.94453">
            <text:p>2.94453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4000">
            <text:p>414000</text:p>
          </table:table-cell>
          <table:table-cell office:value-type="float" office:value="3.0468">
            <text:p>3.046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5000">
            <text:p>415000</text:p>
          </table:table-cell>
          <table:table-cell office:value-type="float" office:value="2.95305">
            <text:p>2.95305</text:p>
          </table:table-cell>
          <table:table-cell office:value-type="float" office:value="3.30055">
            <text:p>3.3005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6000">
            <text:p>416000</text:p>
          </table:table-cell>
          <table:table-cell office:value-type="float" office:value="3.02488">
            <text:p>3.02488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7000">
            <text:p>417000</text:p>
          </table:table-cell>
          <table:table-cell office:value-type="float" office:value="3.05532">
            <text:p>3.05532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8000">
            <text:p>418000</text:p>
          </table:table-cell>
          <table:table-cell office:value-type="float" office:value="2.80939">
            <text:p>2.80939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9000">
            <text:p>419000</text:p>
          </table:table-cell>
          <table:table-cell office:value-type="float" office:value="2.78748">
            <text:p>2.7874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3.12837">
            <text:p>3.12837</text:p>
          </table:table-cell>
          <table:table-cell office:value-type="float" office:value="3.29803">
            <text:p>3.298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1000">
            <text:p>421000</text:p>
          </table:table-cell>
          <table:table-cell office:value-type="float" office:value="2.97253">
            <text:p>2.9725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2000">
            <text:p>422000</text:p>
          </table:table-cell>
          <table:table-cell office:value-type="float" office:value="2.93723">
            <text:p>2.93723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3000">
            <text:p>423000</text:p>
          </table:table-cell>
          <table:table-cell office:value-type="float" office:value="3.21968">
            <text:p>3.21968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4000">
            <text:p>424000</text:p>
          </table:table-cell>
          <table:table-cell office:value-type="float" office:value="2.92627">
            <text:p>2.9262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5000">
            <text:p>425000</text:p>
          </table:table-cell>
          <table:table-cell office:value-type="float" office:value="2.77409">
            <text:p>2.77409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6000">
            <text:p>426000</text:p>
          </table:table-cell>
          <table:table-cell office:value-type="float" office:value="2.97984">
            <text:p>2.97984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7000">
            <text:p>427000</text:p>
          </table:table-cell>
          <table:table-cell office:value-type="float" office:value="3.04071">
            <text:p>3.0407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8000">
            <text:p>428000</text:p>
          </table:table-cell>
          <table:table-cell office:value-type="float" office:value="2.90679">
            <text:p>2.90679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9000">
            <text:p>429000</text:p>
          </table:table-cell>
          <table:table-cell office:value-type="float" office:value="3.0188">
            <text:p>3.018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2.93114">
            <text:p>2.93114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1000">
            <text:p>431000</text:p>
          </table:table-cell>
          <table:table-cell office:value-type="float" office:value="2.97984">
            <text:p>2.9798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2000">
            <text:p>432000</text:p>
          </table:table-cell>
          <table:table-cell office:value-type="float" office:value="3.02123">
            <text:p>3.02123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3000">
            <text:p>433000</text:p>
          </table:table-cell>
          <table:table-cell office:value-type="float" office:value="2.96036">
            <text:p>2.96036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4000">
            <text:p>434000</text:p>
          </table:table-cell>
          <table:table-cell office:value-type="float" office:value="2.92505">
            <text:p>2.92505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5000">
            <text:p>435000</text:p>
          </table:table-cell>
          <table:table-cell office:value-type="float" office:value="2.9908">
            <text:p>2.9908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6000">
            <text:p>436000</text:p>
          </table:table-cell>
          <table:table-cell office:value-type="float" office:value="2.91531">
            <text:p>2.91531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7000">
            <text:p>437000</text:p>
          </table:table-cell>
          <table:table-cell office:value-type="float" office:value="3.28542">
            <text:p>3.28542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8000">
            <text:p>438000</text:p>
          </table:table-cell>
          <table:table-cell office:value-type="float" office:value="2.73026">
            <text:p>2.73026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9000">
            <text:p>439000</text:p>
          </table:table-cell>
          <table:table-cell office:value-type="float" office:value="3.02854">
            <text:p>3.0285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2.98471">
            <text:p>2.98471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1000">
            <text:p>441000</text:p>
          </table:table-cell>
          <table:table-cell office:value-type="float" office:value="2.92871">
            <text:p>2.92871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2000">
            <text:p>442000</text:p>
          </table:table-cell>
          <table:table-cell office:value-type="float" office:value="3.2209">
            <text:p>3.2209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3000">
            <text:p>443000</text:p>
          </table:table-cell>
          <table:table-cell office:value-type="float" office:value="2.93479">
            <text:p>2.93479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4000">
            <text:p>444000</text:p>
          </table:table-cell>
          <table:table-cell office:value-type="float" office:value="2.93845">
            <text:p>2.93845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5000">
            <text:p>445000</text:p>
          </table:table-cell>
          <table:table-cell office:value-type="float" office:value="3.16611">
            <text:p>3.1661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6000">
            <text:p>446000</text:p>
          </table:table-cell>
          <table:table-cell office:value-type="float" office:value="3.04071">
            <text:p>3.0407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7000">
            <text:p>447000</text:p>
          </table:table-cell>
          <table:table-cell office:value-type="float" office:value="2.93845">
            <text:p>2.9384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8000">
            <text:p>448000</text:p>
          </table:table-cell>
          <table:table-cell office:value-type="float" office:value="2.96523">
            <text:p>2.9652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9000">
            <text:p>449000</text:p>
          </table:table-cell>
          <table:table-cell office:value-type="float" office:value="3.03462">
            <text:p>3.0346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2.94697">
            <text:p>2.94697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1000">
            <text:p>451000</text:p>
          </table:table-cell>
          <table:table-cell office:value-type="float" office:value="3.02488">
            <text:p>3.0248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2000">
            <text:p>452000</text:p>
          </table:table-cell>
          <table:table-cell office:value-type="float" office:value="2.99688">
            <text:p>2.99688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3000">
            <text:p>453000</text:p>
          </table:table-cell>
          <table:table-cell office:value-type="float" office:value="3.00419">
            <text:p>3.00419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4000">
            <text:p>454000</text:p>
          </table:table-cell>
          <table:table-cell office:value-type="float" office:value="3.31464">
            <text:p>3.3146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5000">
            <text:p>455000</text:p>
          </table:table-cell>
          <table:table-cell office:value-type="float" office:value="2.99932">
            <text:p>2.9993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6000">
            <text:p>456000</text:p>
          </table:table-cell>
          <table:table-cell office:value-type="float" office:value="2.77774">
            <text:p>2.7777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7000">
            <text:p>457000</text:p>
          </table:table-cell>
          <table:table-cell office:value-type="float" office:value="2.93723">
            <text:p>2.93723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8000">
            <text:p>458000</text:p>
          </table:table-cell>
          <table:table-cell office:value-type="float" office:value="2.93966">
            <text:p>2.93966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9000">
            <text:p>459000</text:p>
          </table:table-cell>
          <table:table-cell office:value-type="float" office:value="2.94575">
            <text:p>2.9457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3.03706">
            <text:p>3.0370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1000">
            <text:p>461000</text:p>
          </table:table-cell>
          <table:table-cell office:value-type="float" office:value="2.93114">
            <text:p>2.9311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2000">
            <text:p>462000</text:p>
          </table:table-cell>
          <table:table-cell office:value-type="float" office:value="2.76313">
            <text:p>2.76313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3000">
            <text:p>463000</text:p>
          </table:table-cell>
          <table:table-cell office:value-type="float" office:value="2.77652">
            <text:p>2.77652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4000">
            <text:p>464000</text:p>
          </table:table-cell>
          <table:table-cell office:value-type="float" office:value="2.96888">
            <text:p>2.9688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5000">
            <text:p>465000</text:p>
          </table:table-cell>
          <table:table-cell office:value-type="float" office:value="2.96036">
            <text:p>2.96036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6000">
            <text:p>466000</text:p>
          </table:table-cell>
          <table:table-cell office:value-type="float" office:value="3.25133">
            <text:p>3.2513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7000">
            <text:p>467000</text:p>
          </table:table-cell>
          <table:table-cell office:value-type="float" office:value="2.79844">
            <text:p>2.7984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8000">
            <text:p>468000</text:p>
          </table:table-cell>
          <table:table-cell office:value-type="float" office:value="2.96279">
            <text:p>2.9627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9000">
            <text:p>469000</text:p>
          </table:table-cell>
          <table:table-cell office:value-type="float" office:value="3.01758">
            <text:p>3.0175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3.06141">
            <text:p>3.0614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1000">
            <text:p>471000</text:p>
          </table:table-cell>
          <table:table-cell office:value-type="float" office:value="3.01515">
            <text:p>3.0151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2000">
            <text:p>472000</text:p>
          </table:table-cell>
          <table:table-cell office:value-type="float" office:value="2.83009">
            <text:p>2.83009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3000">
            <text:p>473000</text:p>
          </table:table-cell>
          <table:table-cell office:value-type="float" office:value="2.96036">
            <text:p>2.96036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4000">
            <text:p>474000</text:p>
          </table:table-cell>
          <table:table-cell office:value-type="float" office:value="2.88001">
            <text:p>2.8800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5000">
            <text:p>475000</text:p>
          </table:table-cell>
          <table:table-cell office:value-type="float" office:value="2.85566">
            <text:p>2.8556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6000">
            <text:p>476000</text:p>
          </table:table-cell>
          <table:table-cell office:value-type="float" office:value="2.73513">
            <text:p>2.73513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7000">
            <text:p>477000</text:p>
          </table:table-cell>
          <table:table-cell office:value-type="float" office:value="3.02123">
            <text:p>3.02123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8000">
            <text:p>478000</text:p>
          </table:table-cell>
          <table:table-cell office:value-type="float" office:value="2.9774">
            <text:p>2.977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9000">
            <text:p>479000</text:p>
          </table:table-cell>
          <table:table-cell office:value-type="float" office:value="3.1028">
            <text:p>3.102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3.22211">
            <text:p>3.2221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1000">
            <text:p>481000</text:p>
          </table:table-cell>
          <table:table-cell office:value-type="float" office:value="2.93236">
            <text:p>2.93236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2000">
            <text:p>482000</text:p>
          </table:table-cell>
          <table:table-cell office:value-type="float" office:value="3.01149">
            <text:p>3.01149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3000">
            <text:p>483000</text:p>
          </table:table-cell>
          <table:table-cell office:value-type="float" office:value="2.94332">
            <text:p>2.94332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4000">
            <text:p>484000</text:p>
          </table:table-cell>
          <table:table-cell office:value-type="float" office:value="2.77165">
            <text:p>2.77165</text:p>
          </table:table-cell>
          <table:table-cell office:value-type="float" office:value="3.29803">
            <text:p>3.298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5000">
            <text:p>485000</text:p>
          </table:table-cell>
          <table:table-cell office:value-type="float" office:value="2.98106">
            <text:p>2.98106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6000">
            <text:p>486000</text:p>
          </table:table-cell>
          <table:table-cell office:value-type="float" office:value="2.92384">
            <text:p>2.9238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7000">
            <text:p>487000</text:p>
          </table:table-cell>
          <table:table-cell office:value-type="float" office:value="3.01028">
            <text:p>3.01028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8000">
            <text:p>488000</text:p>
          </table:table-cell>
          <table:table-cell office:value-type="float" office:value="3.2842">
            <text:p>3.2842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9000">
            <text:p>489000</text:p>
          </table:table-cell>
          <table:table-cell office:value-type="float" office:value="2.78748">
            <text:p>2.78748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3.01758">
            <text:p>3.01758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1000">
            <text:p>491000</text:p>
          </table:table-cell>
          <table:table-cell office:value-type="float" office:value="2.796">
            <text:p>2.796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2000">
            <text:p>492000</text:p>
          </table:table-cell>
          <table:table-cell office:value-type="float" office:value="3.20507">
            <text:p>3.20507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3000">
            <text:p>493000</text:p>
          </table:table-cell>
          <table:table-cell office:value-type="float" office:value="2.77652">
            <text:p>2.77652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4000">
            <text:p>494000</text:p>
          </table:table-cell>
          <table:table-cell office:value-type="float" office:value="2.95914">
            <text:p>2.9591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5000">
            <text:p>495000</text:p>
          </table:table-cell>
          <table:table-cell office:value-type="float" office:value="2.81183">
            <text:p>2.81183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6000">
            <text:p>496000</text:p>
          </table:table-cell>
          <table:table-cell office:value-type="float" office:value="2.79966">
            <text:p>2.79966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7000">
            <text:p>497000</text:p>
          </table:table-cell>
          <table:table-cell office:value-type="float" office:value="2.94088">
            <text:p>2.94088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8000">
            <text:p>498000</text:p>
          </table:table-cell>
          <table:table-cell office:value-type="float" office:value="3.2489">
            <text:p>3.2489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9000">
            <text:p>499000</text:p>
          </table:table-cell>
          <table:table-cell office:value-type="float" office:value="2.79357">
            <text:p>2.79357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.0541">
            <text:p>3.054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1000">
            <text:p>501000</text:p>
          </table:table-cell>
          <table:table-cell office:value-type="float" office:value="2.98836">
            <text:p>2.98836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2000">
            <text:p>502000</text:p>
          </table:table-cell>
          <table:table-cell office:value-type="float" office:value="3.0748">
            <text:p>3.0748</text:p>
          </table:table-cell>
          <table:table-cell office:value-type="float" office:value="3.30063">
            <text:p>3.3006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3000">
            <text:p>503000</text:p>
          </table:table-cell>
          <table:table-cell office:value-type="float" office:value="3.02854">
            <text:p>3.02854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4000">
            <text:p>504000</text:p>
          </table:table-cell>
          <table:table-cell office:value-type="float" office:value="3.16733">
            <text:p>3.1673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5000">
            <text:p>505000</text:p>
          </table:table-cell>
          <table:table-cell office:value-type="float" office:value="2.78505">
            <text:p>2.78505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6000">
            <text:p>506000</text:p>
          </table:table-cell>
          <table:table-cell office:value-type="float" office:value="3.19411">
            <text:p>3.19411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7000">
            <text:p>507000</text:p>
          </table:table-cell>
          <table:table-cell office:value-type="float" office:value="3.03584">
            <text:p>3.0358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8000">
            <text:p>508000</text:p>
          </table:table-cell>
          <table:table-cell office:value-type="float" office:value="3.15637">
            <text:p>3.15637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9000">
            <text:p>509000</text:p>
          </table:table-cell>
          <table:table-cell office:value-type="float" office:value="3.03584">
            <text:p>3.0358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3.29516">
            <text:p>3.29516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1000">
            <text:p>511000</text:p>
          </table:table-cell>
          <table:table-cell office:value-type="float" office:value="2.9701">
            <text:p>2.9701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2000">
            <text:p>512000</text:p>
          </table:table-cell>
          <table:table-cell office:value-type="float" office:value="3.32073">
            <text:p>3.32073</text:p>
          </table:table-cell>
          <table:table-cell office:value-type="float" office:value="3.3007">
            <text:p>3.300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3000">
            <text:p>513000</text:p>
          </table:table-cell>
          <table:table-cell office:value-type="float" office:value="2.95914">
            <text:p>2.9591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4000">
            <text:p>514000</text:p>
          </table:table-cell>
          <table:table-cell office:value-type="float" office:value="3.32194">
            <text:p>3.32194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5000">
            <text:p>515000</text:p>
          </table:table-cell>
          <table:table-cell office:value-type="float" office:value="2.79844">
            <text:p>2.7984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6000">
            <text:p>516000</text:p>
          </table:table-cell>
          <table:table-cell office:value-type="float" office:value="2.94332">
            <text:p>2.9433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7000">
            <text:p>517000</text:p>
          </table:table-cell>
          <table:table-cell office:value-type="float" office:value="3.11254">
            <text:p>3.1125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8000">
            <text:p>518000</text:p>
          </table:table-cell>
          <table:table-cell office:value-type="float" office:value="2.80209">
            <text:p>2.8020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9000">
            <text:p>519000</text:p>
          </table:table-cell>
          <table:table-cell office:value-type="float" office:value="2.89583">
            <text:p>2.89583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2.9981">
            <text:p>2.9981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1000">
            <text:p>521000</text:p>
          </table:table-cell>
          <table:table-cell office:value-type="float" office:value="3.28177">
            <text:p>3.2817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2000">
            <text:p>522000</text:p>
          </table:table-cell>
          <table:table-cell office:value-type="float" office:value="2.83374">
            <text:p>2.8337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3000">
            <text:p>523000</text:p>
          </table:table-cell>
          <table:table-cell office:value-type="float" office:value="2.796">
            <text:p>2.79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4000">
            <text:p>524000</text:p>
          </table:table-cell>
          <table:table-cell office:value-type="float" office:value="2.93966">
            <text:p>2.93966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5000">
            <text:p>525000</text:p>
          </table:table-cell>
          <table:table-cell office:value-type="float" office:value="3.04193">
            <text:p>3.04193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6000">
            <text:p>526000</text:p>
          </table:table-cell>
          <table:table-cell office:value-type="float" office:value="3.06384">
            <text:p>3.0638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7000">
            <text:p>527000</text:p>
          </table:table-cell>
          <table:table-cell office:value-type="float" office:value="2.95671">
            <text:p>2.9567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8000">
            <text:p>528000</text:p>
          </table:table-cell>
          <table:table-cell office:value-type="float" office:value="3.14663">
            <text:p>3.1466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9000">
            <text:p>529000</text:p>
          </table:table-cell>
          <table:table-cell office:value-type="float" office:value="3.00054">
            <text:p>3.00054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3.33047">
            <text:p>3.33047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1000">
            <text:p>531000</text:p>
          </table:table-cell>
          <table:table-cell office:value-type="float" office:value="3.02123">
            <text:p>3.0212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2000">
            <text:p>532000</text:p>
          </table:table-cell>
          <table:table-cell office:value-type="float" office:value="3.32681">
            <text:p>3.3268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3000">
            <text:p>533000</text:p>
          </table:table-cell>
          <table:table-cell office:value-type="float" office:value="2.9494">
            <text:p>2.949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4000">
            <text:p>534000</text:p>
          </table:table-cell>
          <table:table-cell office:value-type="float" office:value="2.83496">
            <text:p>2.83496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5000">
            <text:p>535000</text:p>
          </table:table-cell>
          <table:table-cell office:value-type="float" office:value="3.03828">
            <text:p>3.0382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6000">
            <text:p>536000</text:p>
          </table:table-cell>
          <table:table-cell office:value-type="float" office:value="2.97375">
            <text:p>2.9737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7000">
            <text:p>537000</text:p>
          </table:table-cell>
          <table:table-cell office:value-type="float" office:value="3.04923">
            <text:p>3.0492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8000">
            <text:p>538000</text:p>
          </table:table-cell>
          <table:table-cell office:value-type="float" office:value="2.91897">
            <text:p>2.9189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9000">
            <text:p>539000</text:p>
          </table:table-cell>
          <table:table-cell office:value-type="float" office:value="2.98714">
            <text:p>2.98714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3.01271">
            <text:p>3.01271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1000">
            <text:p>541000</text:p>
          </table:table-cell>
          <table:table-cell office:value-type="float" office:value="2.93845">
            <text:p>2.93845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2000">
            <text:p>542000</text:p>
          </table:table-cell>
          <table:table-cell office:value-type="float" office:value="3.01758">
            <text:p>3.0175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3000">
            <text:p>543000</text:p>
          </table:table-cell>
          <table:table-cell office:value-type="float" office:value="2.96158">
            <text:p>2.9615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4000">
            <text:p>544000</text:p>
          </table:table-cell>
          <table:table-cell office:value-type="float" office:value="2.98714">
            <text:p>2.9871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5000">
            <text:p>545000</text:p>
          </table:table-cell>
          <table:table-cell office:value-type="float" office:value="2.93723">
            <text:p>2.9372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6000">
            <text:p>546000</text:p>
          </table:table-cell>
          <table:table-cell office:value-type="float" office:value="2.98593">
            <text:p>2.9859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7000">
            <text:p>547000</text:p>
          </table:table-cell>
          <table:table-cell office:value-type="float" office:value="3.04071">
            <text:p>3.0407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8000">
            <text:p>548000</text:p>
          </table:table-cell>
          <table:table-cell office:value-type="float" office:value="3.02123">
            <text:p>3.0212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9000">
            <text:p>549000</text:p>
          </table:table-cell>
          <table:table-cell office:value-type="float" office:value="3.03828">
            <text:p>3.03828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3.02854">
            <text:p>3.02854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1000">
            <text:p>551000</text:p>
          </table:table-cell>
          <table:table-cell office:value-type="float" office:value="2.8167">
            <text:p>2.8167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2000">
            <text:p>552000</text:p>
          </table:table-cell>
          <table:table-cell office:value-type="float" office:value="2.81305">
            <text:p>2.81305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3000">
            <text:p>553000</text:p>
          </table:table-cell>
          <table:table-cell office:value-type="float" office:value="2.85931">
            <text:p>2.85931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4000">
            <text:p>554000</text:p>
          </table:table-cell>
          <table:table-cell office:value-type="float" office:value="2.96766">
            <text:p>2.96766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5000">
            <text:p>555000</text:p>
          </table:table-cell>
          <table:table-cell office:value-type="float" office:value="3.24403">
            <text:p>3.24403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6000">
            <text:p>556000</text:p>
          </table:table-cell>
          <table:table-cell office:value-type="float" office:value="2.92384">
            <text:p>2.92384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7000">
            <text:p>557000</text:p>
          </table:table-cell>
          <table:table-cell office:value-type="float" office:value="3.05897">
            <text:p>3.0589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8000">
            <text:p>558000</text:p>
          </table:table-cell>
          <table:table-cell office:value-type="float" office:value="3.01393">
            <text:p>3.01393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9000">
            <text:p>559000</text:p>
          </table:table-cell>
          <table:table-cell office:value-type="float" office:value="2.98958">
            <text:p>2.98958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2.94453">
            <text:p>2.94453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61000">
            <text:p>561000</text:p>
          </table:table-cell>
          <table:table-cell office:value-type="float" office:value="3.16854">
            <text:p>3.16854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62000">
            <text:p>562000</text:p>
          </table:table-cell>
          <table:table-cell office:value-type="float" office:value="2.9214">
            <text:p>2.9214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63000">
            <text:p>563000</text:p>
          </table:table-cell>
          <table:table-cell office:value-type="float" office:value="2.80209">
            <text:p>2.80209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64000">
            <text:p>564000</text:p>
          </table:table-cell>
          <table:table-cell office:value-type="float" office:value="3.01271">
            <text:p>3.01271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65000">
            <text:p>565000</text:p>
          </table:table-cell>
          <table:table-cell office:value-type="float" office:value="2.92505">
            <text:p>2.92505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66000">
            <text:p>566000</text:p>
          </table:table-cell>
          <table:table-cell office:value-type="float" office:value="3.14663">
            <text:p>3.14663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67000">
            <text:p>567000</text:p>
          </table:table-cell>
          <table:table-cell office:value-type="float" office:value="2.80087">
            <text:p>2.80087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68000">
            <text:p>568000</text:p>
          </table:table-cell>
          <table:table-cell office:value-type="float" office:value="2.97132">
            <text:p>2.9713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69000">
            <text:p>569000</text:p>
          </table:table-cell>
          <table:table-cell office:value-type="float" office:value="3.01149">
            <text:p>3.0114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0000">
            <text:p>570000</text:p>
          </table:table-cell>
          <table:table-cell office:value-type="float" office:value="3.19533">
            <text:p>3.19533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1000">
            <text:p>571000</text:p>
          </table:table-cell>
          <table:table-cell office:value-type="float" office:value="2.79235">
            <text:p>2.79235</text:p>
          </table:table-cell>
          <table:table-cell office:value-type="float" office:value="3.30132">
            <text:p>3.301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2000">
            <text:p>572000</text:p>
          </table:table-cell>
          <table:table-cell office:value-type="float" office:value="2.75339">
            <text:p>2.7533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3000">
            <text:p>573000</text:p>
          </table:table-cell>
          <table:table-cell office:value-type="float" office:value="2.93479">
            <text:p>2.9347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4000">
            <text:p>574000</text:p>
          </table:table-cell>
          <table:table-cell office:value-type="float" office:value="2.79357">
            <text:p>2.7935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5000">
            <text:p>575000</text:p>
          </table:table-cell>
          <table:table-cell office:value-type="float" office:value="3.30612">
            <text:p>3.3061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6000">
            <text:p>576000</text:p>
          </table:table-cell>
          <table:table-cell office:value-type="float" office:value="2.96645">
            <text:p>2.96645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7000">
            <text:p>577000</text:p>
          </table:table-cell>
          <table:table-cell office:value-type="float" office:value="3.00054">
            <text:p>3.0005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8000">
            <text:p>578000</text:p>
          </table:table-cell>
          <table:table-cell office:value-type="float" office:value="2.76678">
            <text:p>2.76678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9000">
            <text:p>579000</text:p>
          </table:table-cell>
          <table:table-cell office:value-type="float" office:value="3.18802">
            <text:p>3.18802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2.93479">
            <text:p>2.93479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1000">
            <text:p>581000</text:p>
          </table:table-cell>
          <table:table-cell office:value-type="float" office:value="3.31707">
            <text:p>3.31707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2000">
            <text:p>582000</text:p>
          </table:table-cell>
          <table:table-cell office:value-type="float" office:value="2.96523">
            <text:p>2.9652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3000">
            <text:p>583000</text:p>
          </table:table-cell>
          <table:table-cell office:value-type="float" office:value="3.21603">
            <text:p>3.2160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4000">
            <text:p>584000</text:p>
          </table:table-cell>
          <table:table-cell office:value-type="float" office:value="2.94818">
            <text:p>2.9481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5000">
            <text:p>585000</text:p>
          </table:table-cell>
          <table:table-cell office:value-type="float" office:value="3.08211">
            <text:p>3.0821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6000">
            <text:p>586000</text:p>
          </table:table-cell>
          <table:table-cell office:value-type="float" office:value="3.01149">
            <text:p>3.01149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7000">
            <text:p>587000</text:p>
          </table:table-cell>
          <table:table-cell office:value-type="float" office:value="3.00054">
            <text:p>3.0005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8000">
            <text:p>588000</text:p>
          </table:table-cell>
          <table:table-cell office:value-type="float" office:value="2.96279">
            <text:p>2.9627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9000">
            <text:p>589000</text:p>
          </table:table-cell>
          <table:table-cell office:value-type="float" office:value="3.31951">
            <text:p>3.3195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0000">
            <text:p>590000</text:p>
          </table:table-cell>
          <table:table-cell office:value-type="float" office:value="3.16611">
            <text:p>3.16611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1000">
            <text:p>591000</text:p>
          </table:table-cell>
          <table:table-cell office:value-type="float" office:value="2.98349">
            <text:p>2.98349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2000">
            <text:p>592000</text:p>
          </table:table-cell>
          <table:table-cell office:value-type="float" office:value="3.28786">
            <text:p>3.2878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3000">
            <text:p>593000</text:p>
          </table:table-cell>
          <table:table-cell office:value-type="float" office:value="3.11498">
            <text:p>3.11498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4000">
            <text:p>594000</text:p>
          </table:table-cell>
          <table:table-cell office:value-type="float" office:value="2.74609">
            <text:p>2.7460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5000">
            <text:p>595000</text:p>
          </table:table-cell>
          <table:table-cell office:value-type="float" office:value="2.95671">
            <text:p>2.9567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6000">
            <text:p>596000</text:p>
          </table:table-cell>
          <table:table-cell office:value-type="float" office:value="2.88366">
            <text:p>2.8836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7000">
            <text:p>597000</text:p>
          </table:table-cell>
          <table:table-cell office:value-type="float" office:value="2.97984">
            <text:p>2.9798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8000">
            <text:p>598000</text:p>
          </table:table-cell>
          <table:table-cell office:value-type="float" office:value="2.98836">
            <text:p>2.9883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9000">
            <text:p>599000</text:p>
          </table:table-cell>
          <table:table-cell office:value-type="float" office:value="2.94575">
            <text:p>2.9457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.94818">
            <text:p>2.94818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1000">
            <text:p>601000</text:p>
          </table:table-cell>
          <table:table-cell office:value-type="float" office:value="2.91775">
            <text:p>2.91775</text:p>
          </table:table-cell>
          <table:table-cell office:value-type="float" office:value="3.30048">
            <text:p>3.300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2000">
            <text:p>602000</text:p>
          </table:table-cell>
          <table:table-cell office:value-type="float" office:value="2.97253">
            <text:p>2.9725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3000">
            <text:p>603000</text:p>
          </table:table-cell>
          <table:table-cell office:value-type="float" office:value="2.78383">
            <text:p>2.7838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4000">
            <text:p>604000</text:p>
          </table:table-cell>
          <table:table-cell office:value-type="float" office:value="2.93114">
            <text:p>2.9311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5000">
            <text:p>605000</text:p>
          </table:table-cell>
          <table:table-cell office:value-type="float" office:value="3.20142">
            <text:p>3.20142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6000">
            <text:p>606000</text:p>
          </table:table-cell>
          <table:table-cell office:value-type="float" office:value="3.28299">
            <text:p>3.2829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7000">
            <text:p>607000</text:p>
          </table:table-cell>
          <table:table-cell office:value-type="float" office:value="2.92018">
            <text:p>2.92018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8000">
            <text:p>608000</text:p>
          </table:table-cell>
          <table:table-cell office:value-type="float" office:value="2.96401">
            <text:p>2.9640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9000">
            <text:p>609000</text:p>
          </table:table-cell>
          <table:table-cell office:value-type="float" office:value="2.96766">
            <text:p>2.9676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0000">
            <text:p>610000</text:p>
          </table:table-cell>
          <table:table-cell office:value-type="float" office:value="2.73026">
            <text:p>2.73026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1000">
            <text:p>611000</text:p>
          </table:table-cell>
          <table:table-cell office:value-type="float" office:value="2.79235">
            <text:p>2.79235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2000">
            <text:p>612000</text:p>
          </table:table-cell>
          <table:table-cell office:value-type="float" office:value="0.214985">
            <text:p>0.21498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3000">
            <text:p>613000</text:p>
          </table:table-cell>
          <table:table-cell office:value-type="float" office:value="0.217431">
            <text:p>0.217431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4000">
            <text:p>614000</text:p>
          </table:table-cell>
          <table:table-cell office:value-type="float" office:value="0.205555">
            <text:p>0.20555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5000">
            <text:p>615000</text:p>
          </table:table-cell>
          <table:table-cell office:value-type="float" office:value="0.212033">
            <text:p>0.212033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6000">
            <text:p>616000</text:p>
          </table:table-cell>
          <table:table-cell office:value-type="float" office:value="0.213246">
            <text:p>0.213246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7000">
            <text:p>617000</text:p>
          </table:table-cell>
          <table:table-cell office:value-type="float" office:value="0.210495">
            <text:p>0.210495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8000">
            <text:p>618000</text:p>
          </table:table-cell>
          <table:table-cell office:value-type="float" office:value="0.222294">
            <text:p>0.222294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9000">
            <text:p>619000</text:p>
          </table:table-cell>
          <table:table-cell office:value-type="float" office:value="0.212216">
            <text:p>0.212216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0.22559">
            <text:p>0.2255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1000">
            <text:p>621000</text:p>
          </table:table-cell>
          <table:table-cell office:value-type="float" office:value="0.213696">
            <text:p>0.21369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2000">
            <text:p>622000</text:p>
          </table:table-cell>
          <table:table-cell office:value-type="float" office:value="0.211289">
            <text:p>0.211289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3000">
            <text:p>623000</text:p>
          </table:table-cell>
          <table:table-cell office:value-type="float" office:value="0.221615">
            <text:p>0.221615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4000">
            <text:p>624000</text:p>
          </table:table-cell>
          <table:table-cell office:value-type="float" office:value="0.213093">
            <text:p>0.21309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5000">
            <text:p>625000</text:p>
          </table:table-cell>
          <table:table-cell office:value-type="float" office:value="0.217427">
            <text:p>0.21742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6000">
            <text:p>626000</text:p>
          </table:table-cell>
          <table:table-cell office:value-type="float" office:value="0.212163">
            <text:p>0.21216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7000">
            <text:p>627000</text:p>
          </table:table-cell>
          <table:table-cell office:value-type="float" office:value="0.220074">
            <text:p>0.22007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8000">
            <text:p>628000</text:p>
          </table:table-cell>
          <table:table-cell office:value-type="float" office:value="0.206837">
            <text:p>0.20683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9000">
            <text:p>629000</text:p>
          </table:table-cell>
          <table:table-cell office:value-type="float" office:value="0.209576">
            <text:p>0.209576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0.224282">
            <text:p>0.22428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31000">
            <text:p>631000</text:p>
          </table:table-cell>
          <table:table-cell office:value-type="float" office:value="0.212063">
            <text:p>0.212063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32000">
            <text:p>632000</text:p>
          </table:table-cell>
          <table:table-cell office:value-type="float" office:value="0.216343">
            <text:p>0.216343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33000">
            <text:p>633000</text:p>
          </table:table-cell>
          <table:table-cell office:value-type="float" office:value="0.208775">
            <text:p>0.208775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34000">
            <text:p>634000</text:p>
          </table:table-cell>
          <table:table-cell office:value-type="float" office:value="0.217038">
            <text:p>0.21703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35000">
            <text:p>635000</text:p>
          </table:table-cell>
          <table:table-cell office:value-type="float" office:value="0.201169">
            <text:p>0.20116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36000">
            <text:p>636000</text:p>
          </table:table-cell>
          <table:table-cell office:value-type="float" office:value="0.216836">
            <text:p>0.21683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37000">
            <text:p>637000</text:p>
          </table:table-cell>
          <table:table-cell office:value-type="float" office:value="0.216057">
            <text:p>0.21605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38000">
            <text:p>638000</text:p>
          </table:table-cell>
          <table:table-cell office:value-type="float" office:value="0.214974">
            <text:p>0.21497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39000">
            <text:p>639000</text:p>
          </table:table-cell>
          <table:table-cell office:value-type="float" office:value="0.21801">
            <text:p>0.2180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0.232777">
            <text:p>0.232777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41000">
            <text:p>641000</text:p>
          </table:table-cell>
          <table:table-cell office:value-type="float" office:value="0.208558">
            <text:p>0.208558</text:p>
          </table:table-cell>
          <table:table-cell office:value-type="float" office:value="3.29796">
            <text:p>3.2979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42000">
            <text:p>642000</text:p>
          </table:table-cell>
          <table:table-cell office:value-type="float" office:value="0.222332">
            <text:p>0.222332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43000">
            <text:p>643000</text:p>
          </table:table-cell>
          <table:table-cell office:value-type="float" office:value="0.200024">
            <text:p>0.200024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44000">
            <text:p>644000</text:p>
          </table:table-cell>
          <table:table-cell office:value-type="float" office:value="0.207421">
            <text:p>0.20742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45000">
            <text:p>645000</text:p>
          </table:table-cell>
          <table:table-cell office:value-type="float" office:value="0.207703">
            <text:p>0.20770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46000">
            <text:p>646000</text:p>
          </table:table-cell>
          <table:table-cell office:value-type="float" office:value="0.220265">
            <text:p>0.22026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47000">
            <text:p>647000</text:p>
          </table:table-cell>
          <table:table-cell office:value-type="float" office:value="0.212483">
            <text:p>0.21248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48000">
            <text:p>648000</text:p>
          </table:table-cell>
          <table:table-cell office:value-type="float" office:value="0.216404">
            <text:p>0.216404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49000">
            <text:p>649000</text:p>
          </table:table-cell>
          <table:table-cell office:value-type="float" office:value="0.208802">
            <text:p>0.208802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0.202908">
            <text:p>0.20290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1000">
            <text:p>651000</text:p>
          </table:table-cell>
          <table:table-cell office:value-type="float" office:value="0.22506">
            <text:p>0.22506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2000">
            <text:p>652000</text:p>
          </table:table-cell>
          <table:table-cell office:value-type="float" office:value="0.211709">
            <text:p>0.211709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3000">
            <text:p>653000</text:p>
          </table:table-cell>
          <table:table-cell office:value-type="float" office:value="0.222893">
            <text:p>0.222893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4000">
            <text:p>654000</text:p>
          </table:table-cell>
          <table:table-cell office:value-type="float" office:value="0.210587">
            <text:p>0.21058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5000">
            <text:p>655000</text:p>
          </table:table-cell>
          <table:table-cell office:value-type="float" office:value="0.21856">
            <text:p>0.2185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6000">
            <text:p>656000</text:p>
          </table:table-cell>
          <table:table-cell office:value-type="float" office:value="0.218869">
            <text:p>0.218869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7000">
            <text:p>657000</text:p>
          </table:table-cell>
          <table:table-cell office:value-type="float" office:value="0.210312">
            <text:p>0.21031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8000">
            <text:p>658000</text:p>
          </table:table-cell>
          <table:table-cell office:value-type="float" office:value="0.212197">
            <text:p>0.21219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9000">
            <text:p>659000</text:p>
          </table:table-cell>
          <table:table-cell office:value-type="float" office:value="0.222748">
            <text:p>0.222748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0.217576">
            <text:p>0.217576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1000">
            <text:p>661000</text:p>
          </table:table-cell>
          <table:table-cell office:value-type="float" office:value="0.221283">
            <text:p>0.22128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2000">
            <text:p>662000</text:p>
          </table:table-cell>
          <table:table-cell office:value-type="float" office:value="0.211777">
            <text:p>0.211777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3000">
            <text:p>663000</text:p>
          </table:table-cell>
          <table:table-cell office:value-type="float" office:value="0.232686">
            <text:p>0.23268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4000">
            <text:p>664000</text:p>
          </table:table-cell>
          <table:table-cell office:value-type="float" office:value="0.218598">
            <text:p>0.218598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5000">
            <text:p>665000</text:p>
          </table:table-cell>
          <table:table-cell office:value-type="float" office:value="0.221909">
            <text:p>0.22190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6000">
            <text:p>666000</text:p>
          </table:table-cell>
          <table:table-cell office:value-type="float" office:value="0.210957">
            <text:p>0.210957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7000">
            <text:p>667000</text:p>
          </table:table-cell>
          <table:table-cell office:value-type="float" office:value="0.215443">
            <text:p>0.21544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8000">
            <text:p>668000</text:p>
          </table:table-cell>
          <table:table-cell office:value-type="float" office:value="0.206353">
            <text:p>0.206353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9000">
            <text:p>669000</text:p>
          </table:table-cell>
          <table:table-cell office:value-type="float" office:value="0.207039">
            <text:p>0.20703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0000">
            <text:p>670000</text:p>
          </table:table-cell>
          <table:table-cell office:value-type="float" office:value="0.210881">
            <text:p>0.210881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1000">
            <text:p>671000</text:p>
          </table:table-cell>
          <table:table-cell office:value-type="float" office:value="0.214707">
            <text:p>0.214707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2000">
            <text:p>672000</text:p>
          </table:table-cell>
          <table:table-cell office:value-type="float" office:value="0.219166">
            <text:p>0.219166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3000">
            <text:p>673000</text:p>
          </table:table-cell>
          <table:table-cell office:value-type="float" office:value="0.213826">
            <text:p>0.213826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4000">
            <text:p>674000</text:p>
          </table:table-cell>
          <table:table-cell office:value-type="float" office:value="0.220746">
            <text:p>0.220746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5000">
            <text:p>675000</text:p>
          </table:table-cell>
          <table:table-cell office:value-type="float" office:value="0.209443">
            <text:p>0.209443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6000">
            <text:p>676000</text:p>
          </table:table-cell>
          <table:table-cell office:value-type="float" office:value="0.210213">
            <text:p>0.210213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7000">
            <text:p>677000</text:p>
          </table:table-cell>
          <table:table-cell office:value-type="float" office:value="0.20551">
            <text:p>0.20551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8000">
            <text:p>678000</text:p>
          </table:table-cell>
          <table:table-cell office:value-type="float" office:value="0.214352">
            <text:p>0.214352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9000">
            <text:p>679000</text:p>
          </table:table-cell>
          <table:table-cell office:value-type="float" office:value="0.199452">
            <text:p>0.199452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0.209099">
            <text:p>0.209099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1000">
            <text:p>681000</text:p>
          </table:table-cell>
          <table:table-cell office:value-type="float" office:value="0.217343">
            <text:p>0.217343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2000">
            <text:p>682000</text:p>
          </table:table-cell>
          <table:table-cell office:value-type="float" office:value="0.209401">
            <text:p>0.209401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3000">
            <text:p>683000</text:p>
          </table:table-cell>
          <table:table-cell office:value-type="float" office:value="0.216164">
            <text:p>0.216164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4000">
            <text:p>684000</text:p>
          </table:table-cell>
          <table:table-cell office:value-type="float" office:value="0.209244">
            <text:p>0.209244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5000">
            <text:p>685000</text:p>
          </table:table-cell>
          <table:table-cell office:value-type="float" office:value="0.209694">
            <text:p>0.20969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6000">
            <text:p>686000</text:p>
          </table:table-cell>
          <table:table-cell office:value-type="float" office:value="0.205735">
            <text:p>0.20573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7000">
            <text:p>687000</text:p>
          </table:table-cell>
          <table:table-cell office:value-type="float" office:value="0.213231">
            <text:p>0.21323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8000">
            <text:p>688000</text:p>
          </table:table-cell>
          <table:table-cell office:value-type="float" office:value="0.210099">
            <text:p>0.21009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9000">
            <text:p>689000</text:p>
          </table:table-cell>
          <table:table-cell office:value-type="float" office:value="0.212338">
            <text:p>0.21233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0000">
            <text:p>690000</text:p>
          </table:table-cell>
          <table:table-cell office:value-type="float" office:value="0.214043">
            <text:p>0.21404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1000">
            <text:p>691000</text:p>
          </table:table-cell>
          <table:table-cell office:value-type="float" office:value="0.224705">
            <text:p>0.22470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2000">
            <text:p>692000</text:p>
          </table:table-cell>
          <table:table-cell office:value-type="float" office:value="0.212216">
            <text:p>0.212216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3000">
            <text:p>693000</text:p>
          </table:table-cell>
          <table:table-cell office:value-type="float" office:value="0.201676">
            <text:p>0.201676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4000">
            <text:p>694000</text:p>
          </table:table-cell>
          <table:table-cell office:value-type="float" office:value="0.207734">
            <text:p>0.20773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5000">
            <text:p>695000</text:p>
          </table:table-cell>
          <table:table-cell office:value-type="float" office:value="0.21138">
            <text:p>0.2113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6000">
            <text:p>696000</text:p>
          </table:table-cell>
          <table:table-cell office:value-type="float" office:value="0.198002">
            <text:p>0.198002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7000">
            <text:p>697000</text:p>
          </table:table-cell>
          <table:table-cell office:value-type="float" office:value="0.217473">
            <text:p>0.21747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8000">
            <text:p>698000</text:p>
          </table:table-cell>
          <table:table-cell office:value-type="float" office:value="0.210827">
            <text:p>0.21082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9000">
            <text:p>699000</text:p>
          </table:table-cell>
          <table:table-cell office:value-type="float" office:value="0.213757">
            <text:p>0.21375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212441">
            <text:p>0.21244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1000">
            <text:p>701000</text:p>
          </table:table-cell>
          <table:table-cell office:value-type="float" office:value="0.216893">
            <text:p>0.21689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2000">
            <text:p>702000</text:p>
          </table:table-cell>
          <table:table-cell office:value-type="float" office:value="0.208851">
            <text:p>0.208851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3000">
            <text:p>703000</text:p>
          </table:table-cell>
          <table:table-cell office:value-type="float" office:value="0.204892">
            <text:p>0.204892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4000">
            <text:p>704000</text:p>
          </table:table-cell>
          <table:table-cell office:value-type="float" office:value="0.202836">
            <text:p>0.20283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5000">
            <text:p>705000</text:p>
          </table:table-cell>
          <table:table-cell office:value-type="float" office:value="0.212838">
            <text:p>0.21283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6000">
            <text:p>706000</text:p>
          </table:table-cell>
          <table:table-cell office:value-type="float" office:value="0.216298">
            <text:p>0.21629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7000">
            <text:p>707000</text:p>
          </table:table-cell>
          <table:table-cell office:value-type="float" office:value="0.206776">
            <text:p>0.206776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8000">
            <text:p>708000</text:p>
          </table:table-cell>
          <table:table-cell office:value-type="float" office:value="0.217434">
            <text:p>0.21743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9000">
            <text:p>709000</text:p>
          </table:table-cell>
          <table:table-cell office:value-type="float" office:value="0.212124">
            <text:p>0.212124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0.203255">
            <text:p>0.203255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1000">
            <text:p>711000</text:p>
          </table:table-cell>
          <table:table-cell office:value-type="float" office:value="0.208832">
            <text:p>0.20883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2000">
            <text:p>712000</text:p>
          </table:table-cell>
          <table:table-cell office:value-type="float" office:value="0.224331">
            <text:p>0.224331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3000">
            <text:p>713000</text:p>
          </table:table-cell>
          <table:table-cell office:value-type="float" office:value="0.209961">
            <text:p>0.209961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4000">
            <text:p>714000</text:p>
          </table:table-cell>
          <table:table-cell office:value-type="float" office:value="0.211808">
            <text:p>0.21180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5000">
            <text:p>715000</text:p>
          </table:table-cell>
          <table:table-cell office:value-type="float" office:value="0.215474">
            <text:p>0.21547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6000">
            <text:p>716000</text:p>
          </table:table-cell>
          <table:table-cell office:value-type="float" office:value="0.225911">
            <text:p>0.22591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7000">
            <text:p>717000</text:p>
          </table:table-cell>
          <table:table-cell office:value-type="float" office:value="0.209618">
            <text:p>0.20961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8000">
            <text:p>718000</text:p>
          </table:table-cell>
          <table:table-cell office:value-type="float" office:value="0.210679">
            <text:p>0.21067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9000">
            <text:p>719000</text:p>
          </table:table-cell>
          <table:table-cell office:value-type="float" office:value="0.211602">
            <text:p>0.211602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0.213448">
            <text:p>0.21344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1000">
            <text:p>721000</text:p>
          </table:table-cell>
          <table:table-cell office:value-type="float" office:value="0.21024">
            <text:p>0.21024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2000">
            <text:p>722000</text:p>
          </table:table-cell>
          <table:table-cell office:value-type="float" office:value="0.220871">
            <text:p>0.220871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3000">
            <text:p>723000</text:p>
          </table:table-cell>
          <table:table-cell office:value-type="float" office:value="0.209939">
            <text:p>0.209939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4000">
            <text:p>724000</text:p>
          </table:table-cell>
          <table:table-cell office:value-type="float" office:value="0.216538">
            <text:p>0.21653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5000">
            <text:p>725000</text:p>
          </table:table-cell>
          <table:table-cell office:value-type="float" office:value="0.218045">
            <text:p>0.218045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6000">
            <text:p>726000</text:p>
          </table:table-cell>
          <table:table-cell office:value-type="float" office:value="0.223568">
            <text:p>0.223568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7000">
            <text:p>727000</text:p>
          </table:table-cell>
          <table:table-cell office:value-type="float" office:value="0.214718">
            <text:p>0.214718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8000">
            <text:p>728000</text:p>
          </table:table-cell>
          <table:table-cell office:value-type="float" office:value="0.209229">
            <text:p>0.209229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9000">
            <text:p>729000</text:p>
          </table:table-cell>
          <table:table-cell office:value-type="float" office:value="0.207959">
            <text:p>0.207959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0.196015">
            <text:p>0.19601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1000">
            <text:p>731000</text:p>
          </table:table-cell>
          <table:table-cell office:value-type="float" office:value="0.20897">
            <text:p>0.20897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2000">
            <text:p>732000</text:p>
          </table:table-cell>
          <table:table-cell office:value-type="float" office:value="0.219159">
            <text:p>0.219159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3000">
            <text:p>733000</text:p>
          </table:table-cell>
          <table:table-cell office:value-type="float" office:value="0.211411">
            <text:p>0.211411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4000">
            <text:p>734000</text:p>
          </table:table-cell>
          <table:table-cell office:value-type="float" office:value="0.207737">
            <text:p>0.20773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5000">
            <text:p>735000</text:p>
          </table:table-cell>
          <table:table-cell office:value-type="float" office:value="0.208741">
            <text:p>0.208741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6000">
            <text:p>736000</text:p>
          </table:table-cell>
          <table:table-cell office:value-type="float" office:value="0.222588">
            <text:p>0.22258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7000">
            <text:p>737000</text:p>
          </table:table-cell>
          <table:table-cell office:value-type="float" office:value="0.208233">
            <text:p>0.208233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8000">
            <text:p>738000</text:p>
          </table:table-cell>
          <table:table-cell office:value-type="float" office:value="0.213353">
            <text:p>0.213353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9000">
            <text:p>739000</text:p>
          </table:table-cell>
          <table:table-cell office:value-type="float" office:value="0.213383">
            <text:p>0.213383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0.201897">
            <text:p>0.201897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1000">
            <text:p>741000</text:p>
          </table:table-cell>
          <table:table-cell office:value-type="float" office:value="0.199624">
            <text:p>0.199624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2000">
            <text:p>742000</text:p>
          </table:table-cell>
          <table:table-cell office:value-type="float" office:value="0.217358">
            <text:p>0.217358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3000">
            <text:p>743000</text:p>
          </table:table-cell>
          <table:table-cell office:value-type="float" office:value="0.21201">
            <text:p>0.2120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4000">
            <text:p>744000</text:p>
          </table:table-cell>
          <table:table-cell office:value-type="float" office:value="0.207757">
            <text:p>0.207757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5000">
            <text:p>745000</text:p>
          </table:table-cell>
          <table:table-cell office:value-type="float" office:value="0.207211">
            <text:p>0.20721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6000">
            <text:p>746000</text:p>
          </table:table-cell>
          <table:table-cell office:value-type="float" office:value="0.212353">
            <text:p>0.21235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7000">
            <text:p>747000</text:p>
          </table:table-cell>
          <table:table-cell office:value-type="float" office:value="0.211453">
            <text:p>0.211453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8000">
            <text:p>748000</text:p>
          </table:table-cell>
          <table:table-cell office:value-type="float" office:value="0.207951">
            <text:p>0.20795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9000">
            <text:p>749000</text:p>
          </table:table-cell>
          <table:table-cell office:value-type="float" office:value="0.207387">
            <text:p>0.20738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0.212349">
            <text:p>0.21234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1000">
            <text:p>751000</text:p>
          </table:table-cell>
          <table:table-cell office:value-type="float" office:value="0.209847">
            <text:p>0.20984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2000">
            <text:p>752000</text:p>
          </table:table-cell>
          <table:table-cell office:value-type="float" office:value="0.218956">
            <text:p>0.218956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3000">
            <text:p>753000</text:p>
          </table:table-cell>
          <table:table-cell office:value-type="float" office:value="0.211655">
            <text:p>0.211655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4000">
            <text:p>754000</text:p>
          </table:table-cell>
          <table:table-cell office:value-type="float" office:value="0.210396">
            <text:p>0.210396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5000">
            <text:p>755000</text:p>
          </table:table-cell>
          <table:table-cell office:value-type="float" office:value="0.217297">
            <text:p>0.21729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6000">
            <text:p>756000</text:p>
          </table:table-cell>
          <table:table-cell office:value-type="float" office:value="0.214936">
            <text:p>0.21493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7000">
            <text:p>757000</text:p>
          </table:table-cell>
          <table:table-cell office:value-type="float" office:value="0.219811">
            <text:p>0.21981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8000">
            <text:p>758000</text:p>
          </table:table-cell>
          <table:table-cell office:value-type="float" office:value="0.211998">
            <text:p>0.21199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9000">
            <text:p>759000</text:p>
          </table:table-cell>
          <table:table-cell office:value-type="float" office:value="0.215565">
            <text:p>0.215565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0.215058">
            <text:p>0.21505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1000">
            <text:p>761000</text:p>
          </table:table-cell>
          <table:table-cell office:value-type="float" office:value="0.215401">
            <text:p>0.21540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2000">
            <text:p>762000</text:p>
          </table:table-cell>
          <table:table-cell office:value-type="float" office:value="0.213547">
            <text:p>0.213547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3000">
            <text:p>763000</text:p>
          </table:table-cell>
          <table:table-cell office:value-type="float" office:value="0.197384">
            <text:p>0.197384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4000">
            <text:p>764000</text:p>
          </table:table-cell>
          <table:table-cell office:value-type="float" office:value="0.208394">
            <text:p>0.208394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5000">
            <text:p>765000</text:p>
          </table:table-cell>
          <table:table-cell office:value-type="float" office:value="0.201222">
            <text:p>0.201222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6000">
            <text:p>766000</text:p>
          </table:table-cell>
          <table:table-cell office:value-type="float" office:value="0.219307">
            <text:p>0.21930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7000">
            <text:p>767000</text:p>
          </table:table-cell>
          <table:table-cell office:value-type="float" office:value="0.216427">
            <text:p>0.21642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8000">
            <text:p>768000</text:p>
          </table:table-cell>
          <table:table-cell office:value-type="float" office:value="0.215241">
            <text:p>0.21524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9000">
            <text:p>769000</text:p>
          </table:table-cell>
          <table:table-cell office:value-type="float" office:value="0.207501">
            <text:p>0.207501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0000">
            <text:p>770000</text:p>
          </table:table-cell>
          <table:table-cell office:value-type="float" office:value="0.206528">
            <text:p>0.20652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1000">
            <text:p>771000</text:p>
          </table:table-cell>
          <table:table-cell office:value-type="float" office:value="0.202706">
            <text:p>0.20270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2000">
            <text:p>772000</text:p>
          </table:table-cell>
          <table:table-cell office:value-type="float" office:value="0.204403">
            <text:p>0.204403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3000">
            <text:p>773000</text:p>
          </table:table-cell>
          <table:table-cell office:value-type="float" office:value="0.218415">
            <text:p>0.218415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4000">
            <text:p>774000</text:p>
          </table:table-cell>
          <table:table-cell office:value-type="float" office:value="0.215195">
            <text:p>0.215195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5000">
            <text:p>775000</text:p>
          </table:table-cell>
          <table:table-cell office:value-type="float" office:value="0.216076">
            <text:p>0.21607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6000">
            <text:p>776000</text:p>
          </table:table-cell>
          <table:table-cell office:value-type="float" office:value="0.210602">
            <text:p>0.210602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7000">
            <text:p>777000</text:p>
          </table:table-cell>
          <table:table-cell office:value-type="float" office:value="0.212643">
            <text:p>0.21264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8000">
            <text:p>778000</text:p>
          </table:table-cell>
          <table:table-cell office:value-type="float" office:value="0.205338">
            <text:p>0.20533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03-06T13:10:09</dc:date>
    <meta:editing-duration>P0D</meta:editing-duration>
    <meta:editing-cycles>1</meta:editing-cycles>
    <meta:document-statistic meta:table-count="1" meta:cell-count="38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0080" draw:fill-color="#00008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85cm" svg:y="4.201cm" style:legend-expansion="high" chart:style-name="ch2"/>
        <chart:plot-area chart:style-name="ch3" table:cell-range-address="Sheet1.B1:Sheet1.B779" chart:data-source-has-labels="row" svg:x="0.77cm" svg:y="0.855cm" svg:width="11.076cm" svg:height="7.545cm">
          <chartooo:coordinate-region svg:x="1.497cm" svg:y="1.054cm" svg:width="10.349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79" chart:label-cell-address="Sheet1.B1:Sheet1.B1" chart:class="chart:scatter">
            <chart:data-point chart:repeated="7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rrent (mA)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7352">
                <text:p>0.207352</text:p>
                <draw:g>
                  <svg:desc>Sheet1.B2:Sheet1.B7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042">
                <text:p>0.217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3359">
                <text:p>0.223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826">
                <text:p>0.20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468">
                <text:p>0.21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3858">
                <text:p>0.223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489">
                <text:p>0.21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9166">
                <text:p>0.219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8806">
                <text:p>0.208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7392">
                <text:p>0.197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8644">
                <text:p>0.2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8085">
                <text:p>0.208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1976">
                <text:p>0.211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4013">
                <text:p>0.21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5897">
                <text:p>0.2158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257">
                <text:p>0.207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5654">
                <text:p>3.05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6594">
                <text:p>3.26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5725">
                <text:p>3.35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7098">
                <text:p>3.17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5583">
                <text:p>2.75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3584">
                <text:p>3.035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8609">
                <text:p>2.8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1792">
                <text:p>2.81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4873">
                <text:p>3.34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2001">
                <text:p>3.02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1586">
                <text:p>3.31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828">
                <text:p>3.03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9655">
                <text:p>3.196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4105">
                <text:p>2.84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308">
                <text:p>3.1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8471">
                <text:p>2.984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2262">
                <text:p>2.92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5096">
                <text:p>2.750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8958">
                <text:p>2.989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3219">
                <text:p>3.03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0175">
                <text:p>3.001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6766">
                <text:p>2.967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8958">
                <text:p>2.98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5377">
                <text:p>3.253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3358">
                <text:p>2.933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0557">
                <text:p>2.905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68">
                <text:p>2.7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6279">
                <text:p>2.962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4332">
                <text:p>2.943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6036">
                <text:p>2.960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908">
                <text:p>2.99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9688">
                <text:p>2.996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2837">
                <text:p>3.128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5184">
                <text:p>2.951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8332">
                <text:p>3.083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7044">
                <text:p>2.770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9235">
                <text:p>2.792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279">
                <text:p>2.962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8786">
                <text:p>3.287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9096">
                <text:p>2.890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2262">
                <text:p>2.922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3601">
                <text:p>2.93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0175">
                <text:p>3.001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8542">
                <text:p>3.28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1288">
                <text:p>2.91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74243">
                <text:p>2.742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6107">
                <text:p>3.26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7375">
                <text:p>2.97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5028">
                <text:p>3.15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5549">
                <text:p>2.955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4923">
                <text:p>3.049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908">
                <text:p>2.99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5532">
                <text:p>3.055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23794">
                <text:p>3.237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0175">
                <text:p>3.00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8089">
                <text:p>3.080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7375">
                <text:p>2.97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00662">
                <text:p>3.00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0662">
                <text:p>3.006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83131">
                <text:p>2.831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5339">
                <text:p>2.753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2488">
                <text:p>3.024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93358">
                <text:p>2.93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24281">
                <text:p>3.242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7497">
                <text:p>2.974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1653">
                <text:p>2.916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80209">
                <text:p>2.802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0175">
                <text:p>3.00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8576">
                <text:p>3.08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93601">
                <text:p>2.936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3391">
                <text:p>2.73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8748">
                <text:p>2.787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6036">
                <text:p>2.96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9421">
                <text:p>2.94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8349">
                <text:p>2.983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541">
                <text:p>3.0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99323">
                <text:p>2.99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5461">
                <text:p>2.754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2732">
                <text:p>3.027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8299">
                <text:p>3.282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9214">
                <text:p>2.92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7132">
                <text:p>2.971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5704">
                <text:p>2.757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00541">
                <text:p>3.005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0261">
                <text:p>3.02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8018">
                <text:p>2.780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5671">
                <text:p>2.956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6435">
                <text:p>2.764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0906">
                <text:p>3.009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908">
                <text:p>2.99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1288">
                <text:p>2.912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99201">
                <text:p>2.992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3202">
                <text:p>3.132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2488">
                <text:p>3.02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11132">
                <text:p>3.111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7132">
                <text:p>2.971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4785">
                <text:p>3.147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0889">
                <text:p>3.108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4332">
                <text:p>2.943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3097">
                <text:p>3.030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96766">
                <text:p>2.967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95549">
                <text:p>2.955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0297">
                <text:p>3.002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00297">
                <text:p>3.002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4575">
                <text:p>2.945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4122">
                <text:p>2.74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80574">
                <text:p>2.805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10767">
                <text:p>3.107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5427">
                <text:p>2.954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96401">
                <text:p>2.964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93114">
                <text:p>2.931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30612">
                <text:p>3.306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95427">
                <text:p>2.954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95549">
                <text:p>2.955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9701">
                <text:p>2.97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95184">
                <text:p>2.95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5549">
                <text:p>2.95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02854">
                <text:p>3.028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24">
                <text:p>2.8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02732">
                <text:p>3.027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87757">
                <text:p>2.877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4575">
                <text:p>2.945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4071">
                <text:p>3.040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75339">
                <text:p>2.753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78261">
                <text:p>2.782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92992">
                <text:p>2.929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98836">
                <text:p>2.98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93114">
                <text:p>2.931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768">
                <text:p>2.7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0297">
                <text:p>3.002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0645">
                <text:p>3.106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007">
                <text:p>2.90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1897">
                <text:p>2.918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2627">
                <text:p>2.926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84835">
                <text:p>2.848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5377">
                <text:p>3.253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82887">
                <text:p>2.828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468">
                <text:p>3.04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85444">
                <text:p>2.854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6384">
                <text:p>3.063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98106">
                <text:p>2.981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1795">
                <text:p>3.17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4365">
                <text:p>2.743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02367">
                <text:p>3.023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05654">
                <text:p>3.056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8559">
                <text:p>3.185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02245">
                <text:p>3.022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11498">
                <text:p>3.11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04071">
                <text:p>3.040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06019">
                <text:p>3.060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8748">
                <text:p>2.787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7984">
                <text:p>2.979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7887">
                <text:p>2.78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908">
                <text:p>2.99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5914">
                <text:p>2.959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91044">
                <text:p>2.910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97984">
                <text:p>2.979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0003">
                <text:p>3.300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0784">
                <text:p>3.007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87149">
                <text:p>2.871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74974">
                <text:p>2.749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78261">
                <text:p>2.782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22576">
                <text:p>3.225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9201">
                <text:p>2.992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908">
                <text:p>2.99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97253">
                <text:p>2.972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97375">
                <text:p>2.97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3185">
                <text:p>3.23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94332">
                <text:p>2.943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73757">
                <text:p>2.737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1393">
                <text:p>3.013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4332">
                <text:p>2.943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0541">
                <text:p>3.05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3811">
                <text:p>3.138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95427">
                <text:p>2.954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3358">
                <text:p>2.933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82644">
                <text:p>2.826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9908">
                <text:p>2.99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79235">
                <text:p>2.792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2488">
                <text:p>3.024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11619">
                <text:p>3.116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494">
                <text:p>2.94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33777">
                <text:p>3.337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94088">
                <text:p>2.940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8471">
                <text:p>2.984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85201">
                <text:p>2.852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4629">
                <text:p>3.346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06019">
                <text:p>3.060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04193">
                <text:p>3.041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02732">
                <text:p>3.027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6401">
                <text:p>2.964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2384">
                <text:p>2.923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00054">
                <text:p>3.000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7619">
                <text:p>2.976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4575">
                <text:p>2.945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02001">
                <text:p>3.020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02732">
                <text:p>3.027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19046">
                <text:p>3.190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08089">
                <text:p>3.080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9671">
                <text:p>3.096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05289">
                <text:p>3.052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27933">
                <text:p>3.279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85079">
                <text:p>2.850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32194">
                <text:p>3.321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7984">
                <text:p>2.979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07967">
                <text:p>3.079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97253">
                <text:p>2.972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98836">
                <text:p>2.988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3584">
                <text:p>3.035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01515">
                <text:p>3.015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20142">
                <text:p>3.201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96645">
                <text:p>2.966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79235">
                <text:p>2.792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93479">
                <text:p>2.934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03097">
                <text:p>3.030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94575">
                <text:p>2.945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84714">
                <text:p>2.847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01636">
                <text:p>3.016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04315">
                <text:p>3.043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03462">
                <text:p>3.034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05532">
                <text:p>3.055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84957">
                <text:p>2.849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0188">
                <text:p>3.01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81061">
                <text:p>2.810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03462">
                <text:p>3.034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02001">
                <text:p>3.020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9908">
                <text:p>2.99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14541">
                <text:p>3.145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92627">
                <text:p>2.926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9421">
                <text:p>2.94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79113">
                <text:p>2.791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84227">
                <text:p>2.842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07237">
                <text:p>3.072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05776">
                <text:p>3.05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94088">
                <text:p>2.940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03097">
                <text:p>3.030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95549">
                <text:p>2.955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93723">
                <text:p>2.937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1271">
                <text:p>3.012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04436">
                <text:p>3.044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96401">
                <text:p>2.964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00906">
                <text:p>3.009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01271">
                <text:p>3.012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94575">
                <text:p>2.945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98349">
                <text:p>2.983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0818">
                <text:p>2.808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25742">
                <text:p>3.257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07724">
                <text:p>3.077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28664">
                <text:p>3.286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1588">
                <text:p>3.15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1548">
                <text:p>2.815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07115">
                <text:p>3.071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29273">
                <text:p>3.292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5914">
                <text:p>2.959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0662">
                <text:p>3.006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12106">
                <text:p>3.121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87392">
                <text:p>2.873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106">
                <text:p>2.981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471">
                <text:p>2.984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90923">
                <text:p>2.909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98836">
                <text:p>2.988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9981">
                <text:p>2.99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92871">
                <text:p>2.928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6976">
                <text:p>3.169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77652">
                <text:p>2.776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9908">
                <text:p>2.99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1863">
                <text:p>3.118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88609">
                <text:p>2.886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92992">
                <text:p>2.929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98106">
                <text:p>2.981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93479">
                <text:p>2.934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07967">
                <text:p>3.079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9981">
                <text:p>2.99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03097">
                <text:p>3.030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341">
                <text:p>3.173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02245">
                <text:p>3.022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91775">
                <text:p>2.917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99201">
                <text:p>2.992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06141">
                <text:p>3.061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79844">
                <text:p>2.798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98836">
                <text:p>2.988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78139">
                <text:p>2.781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9981">
                <text:p>2.99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79113">
                <text:p>2.791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99932">
                <text:p>2.999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80209">
                <text:p>2.802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99323">
                <text:p>2.993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81305">
                <text:p>2.813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05776">
                <text:p>3.057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97497">
                <text:p>2.974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0368">
                <text:p>3.303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83496">
                <text:p>2.834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20629">
                <text:p>3.206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85322">
                <text:p>2.853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08332">
                <text:p>3.083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82522">
                <text:p>2.825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01515">
                <text:p>3.015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9701">
                <text:p>2.97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16611">
                <text:p>3.166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96158">
                <text:p>2.961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97253">
                <text:p>2.972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9774">
                <text:p>2.97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82644">
                <text:p>2.826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92384">
                <text:p>2.923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75826">
                <text:p>2.758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91775">
                <text:p>2.917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71809">
                <text:p>2.718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74122">
                <text:p>2.741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97862">
                <text:p>2.978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92871">
                <text:p>2.928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97862">
                <text:p>2.978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97862">
                <text:p>2.978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97862">
                <text:p>2.978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29881">
                <text:p>3.298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99567">
                <text:p>2.995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00175">
                <text:p>3.001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74365">
                <text:p>2.743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94697">
                <text:p>2.946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24768">
                <text:p>3.247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8447">
                <text:p>2.84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00662">
                <text:p>3.006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79113">
                <text:p>2.791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0188">
                <text:p>3.01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04071">
                <text:p>3.040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04436">
                <text:p>3.044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97619">
                <text:p>2.976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768">
                <text:p>2.7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00054">
                <text:p>3.000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01636">
                <text:p>3.016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86175">
                <text:p>2.861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9494">
                <text:p>2.94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11376">
                <text:p>3.113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00784">
                <text:p>3.007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10037">
                <text:p>3.100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95549">
                <text:p>2.955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84105">
                <text:p>2.841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01028">
                <text:p>3.010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0261">
                <text:p>3.02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02488">
                <text:p>3.024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95792">
                <text:p>2.957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93601">
                <text:p>2.936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90314">
                <text:p>2.903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00054">
                <text:p>3.000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00662">
                <text:p>3.006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96888">
                <text:p>2.968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96401">
                <text:p>2.964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00419">
                <text:p>3.004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00419">
                <text:p>3.004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81061">
                <text:p>2.810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29394">
                <text:p>3.293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91044">
                <text:p>2.910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99323">
                <text:p>2.993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90314">
                <text:p>2.903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88244">
                <text:p>2.882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95427">
                <text:p>2.954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96888">
                <text:p>2.9688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9421">
                <text:p>2.94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87514">
                <text:p>2.875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90192">
                <text:p>2.901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90314">
                <text:p>2.903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20385">
                <text:p>3.203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90192">
                <text:p>2.901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94453">
                <text:p>2.944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0468">
                <text:p>3.04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02488">
                <text:p>3.024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05532">
                <text:p>3.055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80939">
                <text:p>2.809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78748">
                <text:p>2.787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12837">
                <text:p>3.128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97253">
                <text:p>2.972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93723">
                <text:p>2.937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21968">
                <text:p>3.219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92627">
                <text:p>2.926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77409">
                <text:p>2.774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97984">
                <text:p>2.979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04071">
                <text:p>3.040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90679">
                <text:p>2.906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0188">
                <text:p>3.01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93114">
                <text:p>2.931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97984">
                <text:p>2.979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96036">
                <text:p>2.960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92505">
                <text:p>2.925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9908">
                <text:p>2.99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91531">
                <text:p>2.915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28542">
                <text:p>3.285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73026">
                <text:p>2.730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02854">
                <text:p>3.028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98471">
                <text:p>2.984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92871">
                <text:p>2.928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2209">
                <text:p>3.22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93479">
                <text:p>2.934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16611">
                <text:p>3.166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04071">
                <text:p>3.040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03462">
                <text:p>3.034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94697">
                <text:p>2.946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02488">
                <text:p>3.024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99688">
                <text:p>2.996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00419">
                <text:p>3.004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31464">
                <text:p>3.314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99932">
                <text:p>2.999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77774">
                <text:p>2.777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93723">
                <text:p>2.937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94575">
                <text:p>2.945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93114">
                <text:p>2.931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76313">
                <text:p>2.763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77652">
                <text:p>2.776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96888">
                <text:p>2.968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96036">
                <text:p>2.960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25133">
                <text:p>3.251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79844">
                <text:p>2.798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96279">
                <text:p>2.962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06141">
                <text:p>3.061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01515">
                <text:p>3.015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83009">
                <text:p>2.830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96036">
                <text:p>2.960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88001">
                <text:p>2.880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85566">
                <text:p>2.855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73513">
                <text:p>2.735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9774">
                <text:p>2.97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1028">
                <text:p>3.10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22211">
                <text:p>3.222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93236">
                <text:p>2.932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94332">
                <text:p>2.943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77165">
                <text:p>2.771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98106">
                <text:p>2.981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92384">
                <text:p>2.923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01028">
                <text:p>3.010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2842">
                <text:p>3.28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78748">
                <text:p>2.787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20507">
                <text:p>3.205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77652">
                <text:p>2.776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95914">
                <text:p>2.959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81183">
                <text:p>2.8118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79966">
                <text:p>2.7996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94088">
                <text:p>2.940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2489">
                <text:p>3.24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79357">
                <text:p>2.793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0541">
                <text:p>3.05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98836">
                <text:p>2.988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0748">
                <text:p>3.07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02854">
                <text:p>3.028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16733">
                <text:p>3.167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78505">
                <text:p>2.785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19411">
                <text:p>3.194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03584">
                <text:p>3.035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15637">
                <text:p>3.156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03584">
                <text:p>3.035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29516">
                <text:p>3.295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9701">
                <text:p>2.97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32073">
                <text:p>3.320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95914">
                <text:p>2.959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32194">
                <text:p>3.321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79844">
                <text:p>2.798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94332">
                <text:p>2.943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11254">
                <text:p>3.112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80209">
                <text:p>2.8020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89583">
                <text:p>2.895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9981">
                <text:p>2.998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28177">
                <text:p>3.281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83374">
                <text:p>2.833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04193">
                <text:p>3.041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06384">
                <text:p>3.063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95671">
                <text:p>2.9567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14663">
                <text:p>3.146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00054">
                <text:p>3.000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33047">
                <text:p>3.330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32681">
                <text:p>3.326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9494">
                <text:p>2.94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83496">
                <text:p>2.834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03828">
                <text:p>3.038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97375">
                <text:p>2.973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04923">
                <text:p>3.049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91897">
                <text:p>2.918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01271">
                <text:p>3.012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96158">
                <text:p>2.961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93723">
                <text:p>2.937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04071">
                <text:p>3.040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03828">
                <text:p>3.038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02854">
                <text:p>3.028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8167">
                <text:p>2.81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81305">
                <text:p>2.813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85931">
                <text:p>2.859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96766">
                <text:p>2.967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24403">
                <text:p>3.244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92384">
                <text:p>2.923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05897">
                <text:p>3.058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01393">
                <text:p>3.0139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98958">
                <text:p>2.989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94453">
                <text:p>2.944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16854">
                <text:p>3.1685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9214">
                <text:p>2.92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80209">
                <text:p>2.802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01271">
                <text:p>3.0127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92505">
                <text:p>2.925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14663">
                <text:p>3.146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80087">
                <text:p>2.8008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97132">
                <text:p>2.971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19533">
                <text:p>3.195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79235">
                <text:p>2.792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75339">
                <text:p>2.753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93479">
                <text:p>2.934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79357">
                <text:p>2.7935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30612">
                <text:p>3.306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96645">
                <text:p>2.966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00054">
                <text:p>3.000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76678">
                <text:p>2.766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18802">
                <text:p>3.188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93479">
                <text:p>2.934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31707">
                <text:p>3.317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21603">
                <text:p>3.2160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94818">
                <text:p>2.948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08211">
                <text:p>3.082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00054">
                <text:p>3.000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96279">
                <text:p>2.962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31951">
                <text:p>3.319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16611">
                <text:p>3.166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98349">
                <text:p>2.9834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28786">
                <text:p>3.287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11498">
                <text:p>3.114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74609">
                <text:p>2.7460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95671">
                <text:p>2.9567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88366">
                <text:p>2.883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97984">
                <text:p>2.979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98836">
                <text:p>2.988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94575">
                <text:p>2.945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94818">
                <text:p>2.948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91775">
                <text:p>2.917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97253">
                <text:p>2.972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78383">
                <text:p>2.783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93114">
                <text:p>2.931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20142">
                <text:p>3.201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28299">
                <text:p>3.2829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92018">
                <text:p>2.920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96401">
                <text:p>2.964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96766">
                <text:p>2.967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73026">
                <text:p>2.730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79235">
                <text:p>2.792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14985">
                <text:p>0.21498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17431">
                <text:p>0.2174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05555">
                <text:p>0.2055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12033">
                <text:p>0.2120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13246">
                <text:p>0.21324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10495">
                <text:p>0.2104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22294">
                <text:p>0.2222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12216">
                <text:p>0.2122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2559">
                <text:p>0.2255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13696">
                <text:p>0.2136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11289">
                <text:p>0.2112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21615">
                <text:p>0.2216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13093">
                <text:p>0.21309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17427">
                <text:p>0.2174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12163">
                <text:p>0.2121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20074">
                <text:p>0.2200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06837">
                <text:p>0.2068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09576">
                <text:p>0.2095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24282">
                <text:p>0.2242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12063">
                <text:p>0.2120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16343">
                <text:p>0.2163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08775">
                <text:p>0.2087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17038">
                <text:p>0.2170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01169">
                <text:p>0.20116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16836">
                <text:p>0.2168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16057">
                <text:p>0.2160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14974">
                <text:p>0.21497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1801">
                <text:p>0.218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32777">
                <text:p>0.2327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08558">
                <text:p>0.2085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22332">
                <text:p>0.22233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00024">
                <text:p>0.2000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07421">
                <text:p>0.2074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07703">
                <text:p>0.20770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20265">
                <text:p>0.22026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12483">
                <text:p>0.2124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16404">
                <text:p>0.2164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08802">
                <text:p>0.2088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02908">
                <text:p>0.2029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2506">
                <text:p>0.2250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11709">
                <text:p>0.2117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22893">
                <text:p>0.2228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10587">
                <text:p>0.21058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1856">
                <text:p>0.218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18869">
                <text:p>0.21886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10312">
                <text:p>0.2103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12197">
                <text:p>0.2121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22748">
                <text:p>0.2227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17576">
                <text:p>0.21757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21283">
                <text:p>0.2212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11777">
                <text:p>0.2117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32686">
                <text:p>0.23268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18598">
                <text:p>0.2185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21909">
                <text:p>0.22190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10957">
                <text:p>0.21095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15443">
                <text:p>0.2154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06353">
                <text:p>0.2063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07039">
                <text:p>0.2070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10881">
                <text:p>0.21088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14707">
                <text:p>0.2147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19166">
                <text:p>0.21916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13826">
                <text:p>0.21382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20746">
                <text:p>0.2207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09443">
                <text:p>0.20944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10213">
                <text:p>0.2102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0551">
                <text:p>0.205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14352">
                <text:p>0.21435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99452">
                <text:p>0.1994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09099">
                <text:p>0.2090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17343">
                <text:p>0.2173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09401">
                <text:p>0.2094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16164">
                <text:p>0.2161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09244">
                <text:p>0.20924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09694">
                <text:p>0.2096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05735">
                <text:p>0.20573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13231">
                <text:p>0.2132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10099">
                <text:p>0.2100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12338">
                <text:p>0.21233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14043">
                <text:p>0.2140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24705">
                <text:p>0.2247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12216">
                <text:p>0.2122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01676">
                <text:p>0.2016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07734">
                <text:p>0.2077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1138">
                <text:p>0.211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98002">
                <text:p>0.1980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17473">
                <text:p>0.21747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10827">
                <text:p>0.2108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13757">
                <text:p>0.2137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12441">
                <text:p>0.21244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16893">
                <text:p>0.2168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08851">
                <text:p>0.2088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04892">
                <text:p>0.2048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02836">
                <text:p>0.2028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12838">
                <text:p>0.21283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16298">
                <text:p>0.2162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06776">
                <text:p>0.20677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17434">
                <text:p>0.2174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12124">
                <text:p>0.2121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03255">
                <text:p>0.2032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08832">
                <text:p>0.2088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24331">
                <text:p>0.22433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11808">
                <text:p>0.2118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15474">
                <text:p>0.2154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25911">
                <text:p>0.2259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09618">
                <text:p>0.2096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10679">
                <text:p>0.2106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11602">
                <text:p>0.21160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13448">
                <text:p>0.21344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1024">
                <text:p>0.210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20871">
                <text:p>0.2208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09939">
                <text:p>0.2099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16538">
                <text:p>0.2165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18045">
                <text:p>0.2180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23568">
                <text:p>0.2235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14718">
                <text:p>0.2147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09229">
                <text:p>0.20922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07959">
                <text:p>0.2079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96015">
                <text:p>0.1960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0897">
                <text:p>0.208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19159">
                <text:p>0.21915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11411">
                <text:p>0.2114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07737">
                <text:p>0.2077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08741">
                <text:p>0.2087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22588">
                <text:p>0.2225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08233">
                <text:p>0.20823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13353">
                <text:p>0.21335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13383">
                <text:p>0.21338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01897">
                <text:p>0.20189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99624">
                <text:p>0.1996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17358">
                <text:p>0.21735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1201">
                <text:p>0.212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07757">
                <text:p>0.2077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07211">
                <text:p>0.2072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12353">
                <text:p>0.212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11453">
                <text:p>0.2114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07951">
                <text:p>0.2079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07387">
                <text:p>0.2073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12349">
                <text:p>0.21234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09847">
                <text:p>0.2098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18956">
                <text:p>0.21895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11655">
                <text:p>0.2116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10396">
                <text:p>0.2103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17297">
                <text:p>0.2172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14936">
                <text:p>0.21493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19811">
                <text:p>0.2198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11998">
                <text:p>0.2119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15565">
                <text:p>0.21556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15058">
                <text:p>0.2150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15401">
                <text:p>0.21540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13547">
                <text:p>0.2135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97384">
                <text:p>0.19738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08394">
                <text:p>0.2083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01222">
                <text:p>0.2012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19307">
                <text:p>0.2193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16427">
                <text:p>0.2164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15241">
                <text:p>0.21524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07501">
                <text:p>0.2075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06528">
                <text:p>0.2065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02706">
                <text:p>0.2027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04403">
                <text:p>0.2044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18415">
                <text:p>0.2184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15195">
                <text:p>0.2151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16076">
                <text:p>0.2160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10602">
                <text:p>0.2106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12643">
                <text:p>0.2126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05338">
                <text:p>0.205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